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text-properties officeooo:paragraph-rsid="00121c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ata/_read_as</text:p>
      <text:p text:style-name="Preformatted_20_Text">data/_settings</text:p>
      <text:p text:style-name="Preformatted_20_Text">data/aero/_read_as</text:p>
      <text:p text:style-name="Preformatted_20_Text">data/aero/aero2struct_mapping/00000/_as_array</text:p>
      <text:p text:style-name="Preformatted_20_Text">data/aero/aero2struct_mapping/00000/_read_as</text:p>
      <text:p text:style-name="Preformatted_20_Text">data/aero/aero2struct_mapping/00001/_as_array</text:p>
      <text:p text:style-name="Preformatted_20_Text">data/aero/aero2struct_mapping/00001/_read_as</text:p>
      <text:p text:style-name="Preformatted_20_Text">data/aero/aero2struct_mapping/00002/_as_array</text:p>
      <text:p text:style-name="Preformatted_20_Text">data/aero/aero2struct_mapping/00002/_read_as</text:p>
      <text:p text:style-name="Preformatted_20_Text">data/aero/aero2struct_mapping/00003/_as_array</text:p>
      <text:p text:style-name="Preformatted_20_Text">data/aero/aero2struct_mapping/00003/_read_as</text:p>
      <text:p text:style-name="Preformatted_20_Text">data/aero/aero2struct_mapping/_read_as</text:p>
      <text:p text:style-name="Preformatted_20_Text">data/aero/aero_settings/_read_as</text:p>
      <text:p text:style-name="Preformatted_20_Text">data/aero/aero_settings/aligned_grid</text:p>
      <text:p text:style-name="Preformatted_20_Text">data/aero/aero_settings/control_surface_deflection/_as_array</text:p>
      <text:p text:style-name="Preformatted_20_Text">data/aero/aero_settings/control_surface_deflection/_read_as</text:p>
      <text:p text:style-name="Preformatted_20_Text">data/aero/aero_settings/control_surface_deflection_generator_settings/_read_as</text:p>
      <text:p text:style-name="Preformatted_20_Text">data/aero/aero_settings/freestream_dir</text:p>
      <text:p text:style-name="Preformatted_20_Text">data/aero/aero_settings/initial_align</text:p>
      <text:p text:style-name="Preformatted_20_Text">data/aero/aero_settings/mstar</text:p>
      <text:p text:style-name="Preformatted_20_Text">data/aero/aero_settings/unsteady</text:p>
      <text:p text:style-name="Preformatted_20_Text">data/aero/aero_settings/wake_shape_generator</text:p>
      <text:p text:style-name="Preformatted_20_Text">data/aero/aero_settings/wake_shape_generator_input/_read_as</text:p>
      <text:p text:style-name="Preformatted_20_Text">data/aero/aero_settings/wake_shape_generator_input/dt</text:p>
      <text:p text:style-name="Preformatted_20_Text">data/aero/aero_settings/wake_shape_generator_input/dx1</text:p>
      <text:p text:style-name="Preformatted_20_Text">data/aero/aero_settings/wake_shape_generator_input/dxmax</text:p>
      <text:p text:style-name="Preformatted_20_Text">data/aero/aero_settings/wake_shape_generator_input/ndx1</text:p>
      <text:p text:style-name="Preformatted_20_Text">data/aero/aero_settings/wake_shape_generator_input/r</text:p>
      <text:p text:style-name="Preformatted_20_Text">data/aero/aero_settings/wake_shape_generator_input/u_inf</text:p>
      <text:p text:style-name="Preformatted_20_Text">data/aero/aero_settings/wake_shape_generator_input/u_inf_direction</text:p>
      <text:p text:style-name="Preformatted_20_Text">data/aero/beam/FoR_movement</text:p>
      <text:p text:style-name="Preformatted_20_Text">data/aero/beam/_read_as</text:p>
      <text:p text:style-name="Preformatted_20_Text">data/aero/beam/beam_number</text:p>
      <text:p text:style-name="Preformatted_20_Text">data/aero/beam/body_number</text:p>
      <text:p text:style-name="Preformatted_20_Text">data/aero/beam/boundary_conditions</text:p>
      <text:p text:style-name="Preformatted_20_Text">data/aero/beam/connectivities</text:p>
      <text:p text:style-name="Preformatted_20_Text">data/aero/beam/dyn_dict/_read_as</text:p>
      <text:p text:style-name="Preformatted_20_Text">data/aero/beam/elem_mass</text:p>
      <text:p text:style-name="Preformatted_20_Text">data/aero/beam/elem_stiffness</text:p>
      <text:p text:style-name="Preformatted_20_Text">data/aero/beam/elements/00000</text:p>
      <text:p text:style-name="Preformatted_20_Text">data/aero/beam/elements/00001</text:p>
      <text:p text:style-name="Preformatted_20_Text">data/aero/beam/elements/00002</text:p>
      <text:p text:style-name="Preformatted_20_Text">data/aero/beam/elements/00003</text:p>
      <text:p text:style-name="Preformatted_20_Text">data/aero/beam/elements/00004</text:p>
      <text:p text:style-name="Preformatted_20_Text">data/aero/beam/elements/00005</text:p>
      <text:p text:style-name="Preformatted_20_Text">data/aero/beam/elements/00006</text:p>
      <text:p text:style-name="Preformatted_20_Text">data/aero/beam/elements/00007</text:p>
      <text:p text:style-name="Preformatted_20_Text">data/aero/beam/elements/00008</text:p>
      <text:p text:style-name="Preformatted_20_Text">data/aero/beam/elements/00009</text:p>
      <text:p text:style-name="Preformatted_20_Text">data/aero/beam/elements/00010</text:p>
      <text:p text:style-name="Preformatted_20_Text">data/aero/beam/elements/00011</text:p>
      <text:p text:style-name="Preformatted_20_Text">data/aero/beam/elements/00012</text:p>
      <text:p text:style-name="Preformatted_20_Text">data/aero/beam/elements/00013</text:p>
      <text:p text:style-name="Preformatted_20_Text">data/aero/beam/elements/00014</text:p>
      <text:p text:style-name="Preformatted_20_Text">data/aero/beam/elements/00015</text:p>
      <text:p text:style-name="Preformatted_20_Text">data/aero/beam/elements/00016</text:p>
      <text:p text:style-name="Preformatted_20_Text">data/aero/beam/elements/00017</text:p>
      <text:p text:style-name="Preformatted_20_Text">data/aero/beam/elements/00018</text:p>
      <text:p text:style-name="Preformatted_20_Text">data/aero/beam/elements/00019</text:p>
      <text:p text:style-name="Preformatted_20_Text">data/aero/beam/elements/00020</text:p>
      <text:p text:style-name="Preformatted_20_Text">data/aero/beam/elements/00021</text:p>
      <text:p text:style-name="Preformatted_20_Text">data/aero/beam/elements/00022</text:p>
      <text:p text:style-name="Preformatted_20_Text">data/aero/beam/elements/00023</text:p>
      <text:p text:style-name="Preformatted_20_Text">data/aero/beam/elements/00024</text:p>
      <text:p text:style-name="Preformatted_20_Text"><text:soft-page-break/>data/aero/beam/elements/00025</text:p>
      <text:p text:style-name="Preformatted_20_Text">data/aero/beam/elements/00026</text:p>
      <text:p text:style-name="Preformatted_20_Text">data/aero/beam/elements/00027</text:p>
      <text:p text:style-name="Preformatted_20_Text">data/aero/beam/elements/00028</text:p>
      <text:p text:style-name="Preformatted_20_Text">data/aero/beam/elements/00029</text:p>
      <text:p text:style-name="Preformatted_20_Text">data/aero/beam/elements/00030</text:p>
      <text:p text:style-name="Preformatted_20_Text">data/aero/beam/elements/00031</text:p>
      <text:p text:style-name="Preformatted_20_Text">data/aero/beam/elements/00032</text:p>
      <text:p text:style-name="Preformatted_20_Text">data/aero/beam/elements/00033</text:p>
      <text:p text:style-name="Preformatted_20_Text">data/aero/beam/elements/00034</text:p>
      <text:p text:style-name="Preformatted_20_Text">data/aero/beam/elements/00035</text:p>
      <text:p text:style-name="Preformatted_20_Text">data/aero/beam/elements/00036</text:p>
      <text:p text:style-name="Preformatted_20_Text">data/aero/beam/elements/00037</text:p>
      <text:p text:style-name="Preformatted_20_Text">data/aero/beam/elements/00038</text:p>
      <text:p text:style-name="Preformatted_20_Text">data/aero/beam/elements/00039</text:p>
      <text:p text:style-name="Preformatted_20_Text">data/aero/beam/elements/00040</text:p>
      <text:p text:style-name="Preformatted_20_Text">data/aero/beam/elements/00041</text:p>
      <text:p text:style-name="Preformatted_20_Text">data/aero/beam/elements/00042</text:p>
      <text:p text:style-name="Preformatted_20_Text">data/aero/beam/elements/00043</text:p>
      <text:p text:style-name="Preformatted_20_Text">data/aero/beam/elements/00044</text:p>
      <text:p text:style-name="Preformatted_20_Text">data/aero/beam/elements/00045</text:p>
      <text:p text:style-name="Preformatted_20_Text">data/aero/beam/elements/00046</text:p>
      <text:p text:style-name="Preformatted_20_Text">data/aero/beam/elements/00047</text:p>
      <text:p text:style-name="Preformatted_20_Text">data/aero/beam/elements/00048</text:p>
      <text:p text:style-name="Preformatted_20_Text">data/aero/beam/elements/00049</text:p>
      <text:p text:style-name="Preformatted_20_Text">data/aero/beam/elements/00050</text:p>
      <text:p text:style-name="Preformatted_20_Text">data/aero/beam/elements/00051</text:p>
      <text:p text:style-name="Preformatted_20_Text">data/aero/beam/elements/00052</text:p>
      <text:p text:style-name="Preformatted_20_Text">data/aero/beam/elements/00053</text:p>
      <text:p text:style-name="Preformatted_20_Text">data/aero/beam/elements/00054</text:p>
      <text:p text:style-name="Preformatted_20_Text">data/aero/beam/elements/00055</text:p>
      <text:p text:style-name="Preformatted_20_Text">data/aero/beam/elements/00056</text:p>
      <text:p text:style-name="Preformatted_20_Text">data/aero/beam/elements/00057</text:p>
      <text:p text:style-name="Preformatted_20_Text">data/aero/beam/elements/00058</text:p>
      <text:p text:style-name="Preformatted_20_Text">data/aero/beam/elements/00059</text:p>
      <text:p text:style-name="Preformatted_20_Text">data/aero/beam/elements/00060</text:p>
      <text:p text:style-name="Preformatted_20_Text">data/aero/beam/elements/00061</text:p>
      <text:p text:style-name="Preformatted_20_Text">data/aero/beam/elements/00062</text:p>
      <text:p text:style-name="Preformatted_20_Text">data/aero/beam/elements/00063</text:p>
      <text:p text:style-name="Preformatted_20_Text">data/aero/beam/elements/00064</text:p>
      <text:p text:style-name="Preformatted_20_Text">data/aero/beam/elements/00065</text:p>
      <text:p text:style-name="Preformatted_20_Text">data/aero/beam/elements/00066</text:p>
      <text:p text:style-name="Preformatted_20_Text">data/aero/beam/elements/00067</text:p>
      <text:p text:style-name="Preformatted_20_Text">data/aero/beam/elements/00068</text:p>
      <text:p text:style-name="Preformatted_20_Text">data/aero/beam/elements/00069</text:p>
      <text:p text:style-name="Preformatted_20_Text">data/aero/beam/elements/00070</text:p>
      <text:p text:style-name="Preformatted_20_Text">data/aero/beam/elements/00071</text:p>
      <text:p text:style-name="Preformatted_20_Text">data/aero/beam/elements/00072</text:p>
      <text:p text:style-name="Preformatted_20_Text">data/aero/beam/elements/00073</text:p>
      <text:p text:style-name="Preformatted_20_Text">data/aero/beam/elements/00074</text:p>
      <text:p text:style-name="Preformatted_20_Text">data/aero/beam/elements/00075</text:p>
      <text:p text:style-name="Preformatted_20_Text">data/aero/beam/elements/00076</text:p>
      <text:p text:style-name="Preformatted_20_Text">data/aero/beam/elements/00077</text:p>
      <text:p text:style-name="Preformatted_20_Text">data/aero/beam/elements/00078</text:p>
      <text:p text:style-name="Preformatted_20_Text">data/aero/beam/elements/00079</text:p>
      <text:p text:style-name="Preformatted_20_Text">data/aero/beam/elements/00080</text:p>
      <text:p text:style-name="Preformatted_20_Text">data/aero/beam/elements/00081</text:p>
      <text:p text:style-name="Preformatted_20_Text">data/aero/beam/elements/00082</text:p>
      <text:p text:style-name="Preformatted_20_Text">data/aero/beam/elements/00083</text:p>
      <text:p text:style-name="Preformatted_20_Text">data/aero/beam/elements/00084</text:p>
      <text:p text:style-name="Preformatted_20_Text">data/aero/beam/elements/_read_as</text:p>
      <text:p text:style-name="Preformatted_20_Text">data/aero/beam/fdof</text:p>
      <text:p text:style-name="Preformatted_20_Text">data/aero/beam/frame_of_reference_delta</text:p>
      <text:p text:style-name="Preformatted_20_Text">data/aero/beam/global_elems_num</text:p>
      <text:p text:style-name="Preformatted_20_Text"><text:soft-page-break/>data/aero/beam/global_nodes_num</text:p>
      <text:p text:style-name="Preformatted_20_Text">data/aero/beam/ini_info/_read_as</text:p>
      <text:p text:style-name="Preformatted_20_Text">data/aero/beam/ini_info/dqddt</text:p>
      <text:p text:style-name="Preformatted_20_Text">data/aero/beam/ini_info/dqdt</text:p>
      <text:p text:style-name="Preformatted_20_Text">data/aero/beam/ini_info/for_acc</text:p>
      <text:p text:style-name="Preformatted_20_Text">data/aero/beam/ini_info/for_pos</text:p>
      <text:p text:style-name="Preformatted_20_Text">data/aero/beam/ini_info/for_vel</text:p>
      <text:p text:style-name="Preformatted_20_Text">data/aero/beam/ini_info/forces_constraints_FoR</text:p>
      <text:p text:style-name="Preformatted_20_Text">data/aero/beam/ini_info/forces_constraints_nodes</text:p>
      <text:p text:style-name="Preformatted_20_Text">data/aero/beam/ini_info/gravity_forces</text:p>
      <text:p text:style-name="Preformatted_20_Text">data/aero/beam/ini_info/in_global_AFoR</text:p>
      <text:p text:style-name="Preformatted_20_Text">data/aero/beam/ini_info/mb_FoR_acc</text:p>
      <text:p text:style-name="Preformatted_20_Text">data/aero/beam/ini_info/mb_FoR_pos</text:p>
      <text:p text:style-name="Preformatted_20_Text">data/aero/beam/ini_info/mb_FoR_vel</text:p>
      <text:p text:style-name="Preformatted_20_Text">data/aero/beam/ini_info/mb_dict</text:p>
      <text:p text:style-name="Preformatted_20_Text">data/aero/beam/ini_info/mb_dquatdt</text:p>
      <text:p text:style-name="Preformatted_20_Text">data/aero/beam/ini_info/mb_quat</text:p>
      <text:p text:style-name="Preformatted_20_Text">data/aero/beam/ini_info/num_elem</text:p>
      <text:p text:style-name="Preformatted_20_Text">data/aero/beam/ini_info/num_node</text:p>
      <text:p text:style-name="Preformatted_20_Text">data/aero/beam/ini_info/num_node_elem</text:p>
      <text:p text:style-name="Preformatted_20_Text">data/aero/beam/ini_info/pos</text:p>
      <text:p text:style-name="Preformatted_20_Text">data/aero/beam/ini_info/pos_ddot</text:p>
      <text:p text:style-name="Preformatted_20_Text">data/aero/beam/ini_info/pos_dot</text:p>
      <text:p text:style-name="Preformatted_20_Text">data/aero/beam/ini_info/postproc_cell/_read_as</text:p>
      <text:p text:style-name="Preformatted_20_Text">data/aero/beam/ini_info/postproc_node/_read_as</text:p>
      <text:p text:style-name="Preformatted_20_Text">data/aero/beam/ini_info/psi</text:p>
      <text:p text:style-name="Preformatted_20_Text">data/aero/beam/ini_info/psi_ddot</text:p>
      <text:p text:style-name="Preformatted_20_Text">data/aero/beam/ini_info/psi_dot</text:p>
      <text:p text:style-name="Preformatted_20_Text">data/aero/beam/ini_info/psi_dot_local</text:p>
      <text:p text:style-name="Preformatted_20_Text">data/aero/beam/ini_info/psi_local</text:p>
      <text:p text:style-name="Preformatted_20_Text">data/aero/beam/ini_info/q</text:p>
      <text:p text:style-name="Preformatted_20_Text">data/aero/beam/ini_info/quat</text:p>
      <text:p text:style-name="Preformatted_20_Text">data/aero/beam/ini_info/runtime_steady_forces</text:p>
      <text:p text:style-name="Preformatted_20_Text">data/aero/beam/ini_info/runtime_unsteady_forces</text:p>
      <text:p text:style-name="Preformatted_20_Text">data/aero/beam/ini_info/steady_applied_forces</text:p>
      <text:p text:style-name="Preformatted_20_Text">data/aero/beam/ini_info/total_forces</text:p>
      <text:p text:style-name="Preformatted_20_Text">data/aero/beam/ini_info/total_gravity_forces</text:p>
      <text:p text:style-name="Preformatted_20_Text">data/aero/beam/ini_info/unsteady_applied_forces</text:p>
      <text:p text:style-name="Preformatted_20_Text">data/aero/beam/ini_mb_dict/_read_as</text:p>
      <text:p text:style-name="Preformatted_20_Text">data/aero/beam/inv_stiffness_db</text:p>
      <text:p text:style-name="Preformatted_20_Text">data/aero/beam/lumped_mass</text:p>
      <text:p text:style-name="Preformatted_20_Text">data/aero/beam/lumped_mass_inertia</text:p>
      <text:p text:style-name="Preformatted_20_Text">data/aero/beam/lumped_mass_mat</text:p>
      <text:p text:style-name="Preformatted_20_Text">data/aero/beam/lumped_mass_mat_nodes</text:p>
      <text:p text:style-name="Preformatted_20_Text">data/aero/beam/lumped_mass_nodes</text:p>
      <text:p text:style-name="Preformatted_20_Text">data/aero/beam/lumped_mass_position</text:p>
      <text:p text:style-name="Preformatted_20_Text">data/aero/beam/mass_db</text:p>
      <text:p text:style-name="Preformatted_20_Text">data/aero/beam/master</text:p>
      <text:p text:style-name="Preformatted_20_Text">data/aero/beam/n_lumped_mass</text:p>
      <text:p text:style-name="Preformatted_20_Text">data/aero/beam/n_mass</text:p>
      <text:p text:style-name="Preformatted_20_Text">data/aero/beam/n_stiff</text:p>
      <text:p text:style-name="Preformatted_20_Text">data/aero/beam/node_master_elem</text:p>
      <text:p text:style-name="Preformatted_20_Text">data/aero/beam/num_bodies</text:p>
      <text:p text:style-name="Preformatted_20_Text">data/aero/beam/num_dof</text:p>
      <text:p text:style-name="Preformatted_20_Text">data/aero/beam/num_elem</text:p>
      <text:p text:style-name="Preformatted_20_Text">data/aero/beam/num_node</text:p>
      <text:p text:style-name="Preformatted_20_Text">data/aero/beam/num_node_elem</text:p>
      <text:p text:style-name="Preformatted_20_Text">data/aero/beam/settings/_read_as</text:p>
      <text:p text:style-name="Preformatted_20_Text">data/aero/beam/settings/for_pos</text:p>
      <text:p text:style-name="Preformatted_20_Text">data/aero/beam/settings/orientation</text:p>
      <text:p text:style-name="Preformatted_20_Text">data/aero/beam/settings/unsteady</text:p>
      <text:p text:style-name="Preformatted_20_Text">data/aero/beam/steady_app_forces</text:p>
      <text:p text:style-name="Preformatted_20_Text">data/aero/beam/stiffness_db</text:p>
      <text:p text:style-name="Preformatted_20_Text">data/aero/beam/structural_twist</text:p>
      <text:p text:style-name="Preformatted_20_Text"><text:soft-page-break/>data/aero/beam/vdof</text:p>
      <text:p text:style-name="Preformatted_20_Text">data/aero/cs_generators/00000</text:p>
      <text:p text:style-name="Preformatted_20_Text">data/aero/cs_generators/00001</text:p>
      <text:p text:style-name="Preformatted_20_Text">data/aero/cs_generators/00002</text:p>
      <text:p text:style-name="Preformatted_20_Text">data/aero/cs_generators/00003</text:p>
      <text:p text:style-name="Preformatted_20_Text">data/aero/cs_generators/00004</text:p>
      <text:p text:style-name="Preformatted_20_Text">data/aero/cs_generators/00005</text:p>
      <text:p text:style-name="Preformatted_20_Text">data/aero/cs_generators/00006</text:p>
      <text:p text:style-name="Preformatted_20_Text">data/aero/cs_generators/00007</text:p>
      <text:p text:style-name="Preformatted_20_Text">data/aero/cs_generators/00008</text:p>
      <text:p text:style-name="Preformatted_20_Text">data/aero/cs_generators/00009</text:p>
      <text:p text:style-name="Preformatted_20_Text">data/aero/cs_generators/00010</text:p>
      <text:p text:style-name="Preformatted_20_Text">data/aero/cs_generators/00011</text:p>
      <text:p text:style-name="Preformatted_20_Text">data/aero/cs_generators/_read_as</text:p>
      <text:p text:style-name="Preformatted_20_Text">data/aero/data_dict/Attributes/00000/_as_array</text:p>
      <text:p text:style-name="Preformatted_20_Text">data/aero/data_dict/Attributes/00000/_read_as</text:p>
      <text:p text:style-name="Preformatted_20_Text">data/aero/data_dict/Attributes/_read_as</text:p>
      <text:p text:style-name="Preformatted_20_Text">data/aero/data_dict/_read_as</text:p>
      <text:p text:style-name="Preformatted_20_Text">data/aero/data_dict/aero_node</text:p>
      <text:p text:style-name="Preformatted_20_Text">data/aero/data_dict/airfoil_distribution</text:p>
      <text:p text:style-name="Preformatted_20_Text">data/aero/data_dict/chord</text:p>
      <text:p text:style-name="Preformatted_20_Text">data/aero/data_dict/control_surface</text:p>
      <text:p text:style-name="Preformatted_20_Text">data/aero/data_dict/control_surface_chord</text:p>
      <text:p text:style-name="Preformatted_20_Text">data/aero/data_dict/control_surface_deflection</text:p>
      <text:p text:style-name="Preformatted_20_Text">data/aero/data_dict/control_surface_hinge_coord</text:p>
      <text:p text:style-name="Preformatted_20_Text">data/aero/data_dict/control_surface_type</text:p>
      <text:p text:style-name="Preformatted_20_Text">data/aero/data_dict/elastic_axis</text:p>
      <text:p text:style-name="Preformatted_20_Text">data/aero/data_dict/first_twist/00000</text:p>
      <text:p text:style-name="Preformatted_20_Text">data/aero/data_dict/first_twist/00001</text:p>
      <text:p text:style-name="Preformatted_20_Text">data/aero/data_dict/first_twist/00002</text:p>
      <text:p text:style-name="Preformatted_20_Text">data/aero/data_dict/first_twist/00003</text:p>
      <text:p text:style-name="Preformatted_20_Text">data/aero/data_dict/first_twist/_read_as</text:p>
      <text:p text:style-name="Preformatted_20_Text">data/aero/data_dict/junction_boundary_condition</text:p>
      <text:p text:style-name="Preformatted_20_Text">data/aero/data_dict/m_distribution</text:p>
      <text:p text:style-name="Preformatted_20_Text">data/aero/data_dict/surface_distribution</text:p>
      <text:p text:style-name="Preformatted_20_Text">data/aero/data_dict/surface_m</text:p>
      <text:p text:style-name="Preformatted_20_Text">data/aero/data_dict/sweep</text:p>
      <text:p text:style-name="Preformatted_20_Text">data/aero/data_dict/twist</text:p>
      <text:p text:style-name="Preformatted_20_Text">data/aero/dimensions</text:p>
      <text:p text:style-name="Preformatted_20_Text">data/aero/dimensions_star</text:p>
      <text:p text:style-name="Preformatted_20_Text">data/aero/grid_type</text:p>
      <text:p text:style-name="Preformatted_20_Text">data/aero/ini_info/_read_as</text:p>
      <text:p text:style-name="Preformatted_20_Text">data/aero/ini_info/body_steady_forces</text:p>
      <text:p text:style-name="Preformatted_20_Text">data/aero/ini_info/body_unsteady_forces</text:p>
      <text:p text:style-name="Preformatted_20_Text">data/aero/ini_info/control_surface_deflection</text:p>
      <text:p text:style-name="Preformatted_20_Text">data/aero/ini_info/ct_dimensions</text:p>
      <text:p text:style-name="Preformatted_20_Text">data/aero/ini_info/ct_dimensions_star</text:p>
      <text:p text:style-name="Preformatted_20_Text">data/aero/ini_info/dimensions</text:p>
      <text:p text:style-name="Preformatted_20_Text">data/aero/ini_info/dimensions_star</text:p>
      <text:p text:style-name="Preformatted_20_Text">data/aero/ini_info/dist_to_orig/00000</text:p>
      <text:p text:style-name="Preformatted_20_Text">data/aero/ini_info/dist_to_orig/00001</text:p>
      <text:p text:style-name="Preformatted_20_Text">data/aero/ini_info/dist_to_orig/00002</text:p>
      <text:p text:style-name="Preformatted_20_Text">data/aero/ini_info/dist_to_orig/00003</text:p>
      <text:p text:style-name="Preformatted_20_Text">data/aero/ini_info/dist_to_orig/_read_as</text:p>
      <text:p text:style-name="Preformatted_20_Text">data/aero/ini_info/dynamic_forces/00000</text:p>
      <text:p text:style-name="Preformatted_20_Text">data/aero/ini_info/dynamic_forces/00001</text:p>
      <text:p text:style-name="Preformatted_20_Text">data/aero/ini_info/dynamic_forces/00002</text:p>
      <text:p text:style-name="Preformatted_20_Text">data/aero/ini_info/dynamic_forces/00003</text:p>
      <text:p text:style-name="Preformatted_20_Text">data/aero/ini_info/dynamic_forces/_read_as</text:p>
      <text:p text:style-name="Preformatted_20_Text">data/aero/ini_info/flag_zeta_phantom</text:p>
      <text:p text:style-name="Preformatted_20_Text">data/aero/ini_info/forces/00000</text:p>
      <text:p text:style-name="Preformatted_20_Text">data/aero/ini_info/forces/00001</text:p>
      <text:p text:style-name="Preformatted_20_Text">data/aero/ini_info/forces/00002</text:p>
      <text:p text:style-name="Preformatted_20_Text">data/aero/ini_info/forces/00003</text:p>
      <text:p text:style-name="Preformatted_20_Text"><text:soft-page-break/>data/aero/ini_info/forces/_read_as</text:p>
      <text:p text:style-name="Preformatted_20_Text">data/aero/ini_info/gamma/00000</text:p>
      <text:p text:style-name="Preformatted_20_Text">data/aero/ini_info/gamma/00001</text:p>
      <text:p text:style-name="Preformatted_20_Text">data/aero/ini_info/gamma/00002</text:p>
      <text:p text:style-name="Preformatted_20_Text">data/aero/ini_info/gamma/00003</text:p>
      <text:p text:style-name="Preformatted_20_Text">data/aero/ini_info/gamma/_read_as</text:p>
      <text:p text:style-name="Preformatted_20_Text">data/aero/ini_info/gamma_dot/00000</text:p>
      <text:p text:style-name="Preformatted_20_Text">data/aero/ini_info/gamma_dot/00001</text:p>
      <text:p text:style-name="Preformatted_20_Text">data/aero/ini_info/gamma_dot/00002</text:p>
      <text:p text:style-name="Preformatted_20_Text">data/aero/ini_info/gamma_dot/00003</text:p>
      <text:p text:style-name="Preformatted_20_Text">data/aero/ini_info/gamma_dot/_read_as</text:p>
      <text:p text:style-name="Preformatted_20_Text">data/aero/ini_info/gamma_star/00000</text:p>
      <text:p text:style-name="Preformatted_20_Text">data/aero/ini_info/gamma_star/00001</text:p>
      <text:p text:style-name="Preformatted_20_Text">data/aero/ini_info/gamma_star/00002</text:p>
      <text:p text:style-name="Preformatted_20_Text">data/aero/ini_info/gamma_star/00003</text:p>
      <text:p text:style-name="Preformatted_20_Text">data/aero/ini_info/gamma_star/_read_as</text:p>
      <text:p text:style-name="Preformatted_20_Text">data/aero/ini_info/in_global_AFoR</text:p>
      <text:p text:style-name="Preformatted_20_Text">data/aero/ini_info/inertial_steady_forces</text:p>
      <text:p text:style-name="Preformatted_20_Text">data/aero/ini_info/inertial_unsteady_forces</text:p>
      <text:p text:style-name="Preformatted_20_Text">data/aero/ini_info/n_surf</text:p>
      <text:p text:style-name="Preformatted_20_Text">data/aero/ini_info/normals/00000</text:p>
      <text:p text:style-name="Preformatted_20_Text">data/aero/ini_info/normals/00001</text:p>
      <text:p text:style-name="Preformatted_20_Text">data/aero/ini_info/normals/00002</text:p>
      <text:p text:style-name="Preformatted_20_Text">data/aero/ini_info/normals/00003</text:p>
      <text:p text:style-name="Preformatted_20_Text">data/aero/ini_info/normals/_read_as</text:p>
      <text:p text:style-name="Preformatted_20_Text">data/aero/ini_info/postproc_cell/_read_as</text:p>
      <text:p text:style-name="Preformatted_20_Text">data/aero/ini_info/postproc_node/_read_as</text:p>
      <text:p text:style-name="Preformatted_20_Text">data/aero/ini_info/u_ext/00000</text:p>
      <text:p text:style-name="Preformatted_20_Text">data/aero/ini_info/u_ext/00001</text:p>
      <text:p text:style-name="Preformatted_20_Text">data/aero/ini_info/u_ext/00002</text:p>
      <text:p text:style-name="Preformatted_20_Text">data/aero/ini_info/u_ext/00003</text:p>
      <text:p text:style-name="Preformatted_20_Text">data/aero/ini_info/u_ext/_read_as</text:p>
      <text:p text:style-name="Preformatted_20_Text">data/aero/ini_info/u_ext_star/00000</text:p>
      <text:p text:style-name="Preformatted_20_Text">data/aero/ini_info/u_ext_star/00001</text:p>
      <text:p text:style-name="Preformatted_20_Text">data/aero/ini_info/u_ext_star/00002</text:p>
      <text:p text:style-name="Preformatted_20_Text">data/aero/ini_info/u_ext_star/00003</text:p>
      <text:p text:style-name="Preformatted_20_Text">data/aero/ini_info/u_ext_star/_read_as</text:p>
      <text:p text:style-name="Preformatted_20_Text">data/aero/ini_info/wake_conv_vel/00000</text:p>
      <text:p text:style-name="Preformatted_20_Text">data/aero/ini_info/wake_conv_vel/00001</text:p>
      <text:p text:style-name="Preformatted_20_Text">data/aero/ini_info/wake_conv_vel/00002</text:p>
      <text:p text:style-name="Preformatted_20_Text">data/aero/ini_info/wake_conv_vel/00003</text:p>
      <text:p text:style-name="Preformatted_20_Text">data/aero/ini_info/wake_conv_vel/_read_as</text:p>
      <text:p text:style-name="Preformatted_20_Text">data/aero/ini_info/zeta/00000</text:p>
      <text:p text:style-name="Preformatted_20_Text">data/aero/ini_info/zeta/00001</text:p>
      <text:p text:style-name="Preformatted_20_Text">data/aero/ini_info/zeta/00002</text:p>
      <text:p text:style-name="Preformatted_20_Text">data/aero/ini_info/zeta/00003</text:p>
      <text:p text:style-name="Preformatted_20_Text">data/aero/ini_info/zeta/_read_as</text:p>
      <text:p text:style-name="Preformatted_20_Text">data/aero/ini_info/zeta_dot/00000</text:p>
      <text:p text:style-name="Preformatted_20_Text">data/aero/ini_info/zeta_dot/00001</text:p>
      <text:p text:style-name="Preformatted_20_Text">data/aero/ini_info/zeta_dot/00002</text:p>
      <text:p text:style-name="Preformatted_20_Text">data/aero/ini_info/zeta_dot/00003</text:p>
      <text:p text:style-name="Preformatted_20_Text">data/aero/ini_info/zeta_dot/_read_as</text:p>
      <text:p text:style-name="Preformatted_20_Text">data/aero/ini_info/zeta_star/00000</text:p>
      <text:p text:style-name="Preformatted_20_Text">data/aero/ini_info/zeta_star/00001</text:p>
      <text:p text:style-name="Preformatted_20_Text">data/aero/ini_info/zeta_star/00002</text:p>
      <text:p text:style-name="Preformatted_20_Text">data/aero/ini_info/zeta_star/00003</text:p>
      <text:p text:style-name="Preformatted_20_Text">data/aero/ini_info/zeta_star/_read_as</text:p>
      <text:p text:style-name="Preformatted_20_Text">data/aero/initial_strip_z_rot</text:p>
      <text:p text:style-name="Preformatted_20_Text">data/aero/n_aero_node</text:p>
      <text:p text:style-name="Preformatted_20_Text">data/aero/n_control_surfaces</text:p>
      <text:p text:style-name="Preformatted_20_Text">data/aero/n_elem</text:p>
      <text:p text:style-name="Preformatted_20_Text">data/aero/n_node</text:p>
      <text:p text:style-name="Preformatted_20_Text">data/aero/n_surf</text:p>
      <text:p text:style-name="Preformatted_20_Text">data/aero/struct2aero_mapping/00000/00000/_read_as</text:p>
      <text:p text:style-name="Preformatted_20_Text"><text:soft-page-break/>data/aero/struct2aero_mapping/00000/00000/i_n</text:p>
      <text:p text:style-name="Preformatted_20_Text">data/aero/struct2aero_mapping/00000/00000/i_surf</text:p>
      <text:p text:style-name="Preformatted_20_Text">data/aero/struct2aero_mapping/00000/00001/_read_as</text:p>
      <text:p text:style-name="Preformatted_20_Text">data/aero/struct2aero_mapping/00000/00001/i_n</text:p>
      <text:p text:style-name="Preformatted_20_Text">data/aero/struct2aero_mapping/00000/00001/i_surf</text:p>
      <text:p text:style-name="Preformatted_20_Text">data/aero/struct2aero_mapping/00000/_read_as</text:p>
      <text:p text:style-name="Preformatted_20_Text">data/aero/struct2aero_mapping/00001/00000/_read_as</text:p>
      <text:p text:style-name="Preformatted_20_Text">data/aero/struct2aero_mapping/00001/00000/i_n</text:p>
      <text:p text:style-name="Preformatted_20_Text">data/aero/struct2aero_mapping/00001/00000/i_surf</text:p>
      <text:p text:style-name="Preformatted_20_Text">data/aero/struct2aero_mapping/00001/_read_as</text:p>
      <text:p text:style-name="Preformatted_20_Text">data/aero/struct2aero_mapping/00002/00000/_read_as</text:p>
      <text:p text:style-name="Preformatted_20_Text">data/aero/struct2aero_mapping/00002/00000/i_n</text:p>
      <text:p text:style-name="Preformatted_20_Text">data/aero/struct2aero_mapping/00002/00000/i_surf</text:p>
      <text:p text:style-name="Preformatted_20_Text">data/aero/struct2aero_mapping/00002/_read_as</text:p>
      <text:p text:style-name="Preformatted_20_Text">data/aero/struct2aero_mapping/00003/00000/_read_as</text:p>
      <text:p text:style-name="Preformatted_20_Text">data/aero/struct2aero_mapping/00003/00000/i_n</text:p>
      <text:p text:style-name="Preformatted_20_Text">data/aero/struct2aero_mapping/00003/00000/i_surf</text:p>
      <text:p text:style-name="Preformatted_20_Text">data/aero/struct2aero_mapping/00003/_read_as</text:p>
      <text:p text:style-name="Preformatted_20_Text">data/aero/struct2aero_mapping/00004/00000/_read_as</text:p>
      <text:p text:style-name="Preformatted_20_Text">data/aero/struct2aero_mapping/00004/00000/i_n</text:p>
      <text:p text:style-name="Preformatted_20_Text">data/aero/struct2aero_mapping/00004/00000/i_surf</text:p>
      <text:p text:style-name="Preformatted_20_Text">data/aero/struct2aero_mapping/00004/_read_as</text:p>
      <text:p text:style-name="Preformatted_20_Text">data/aero/struct2aero_mapping/00005/00000/_read_as</text:p>
      <text:p text:style-name="Preformatted_20_Text">data/aero/struct2aero_mapping/00005/00000/i_n</text:p>
      <text:p text:style-name="Preformatted_20_Text">data/aero/struct2aero_mapping/00005/00000/i_surf</text:p>
      <text:p text:style-name="Preformatted_20_Text">data/aero/struct2aero_mapping/00005/_read_as</text:p>
      <text:p text:style-name="Preformatted_20_Text">data/aero/struct2aero_mapping/00006/00000/_read_as</text:p>
      <text:p text:style-name="Preformatted_20_Text">data/aero/struct2aero_mapping/00006/00000/i_n</text:p>
      <text:p text:style-name="Preformatted_20_Text">data/aero/struct2aero_mapping/00006/00000/i_surf</text:p>
      <text:p text:style-name="Preformatted_20_Text">data/aero/struct2aero_mapping/00006/_read_as</text:p>
      <text:p text:style-name="Preformatted_20_Text">data/aero/struct2aero_mapping/00007/00000/_read_as</text:p>
      <text:p text:style-name="Preformatted_20_Text">data/aero/struct2aero_mapping/00007/00000/i_n</text:p>
      <text:p text:style-name="Preformatted_20_Text">data/aero/struct2aero_mapping/00007/00000/i_surf</text:p>
      <text:p text:style-name="Preformatted_20_Text">data/aero/struct2aero_mapping/00007/_read_as</text:p>
      <text:p text:style-name="Preformatted_20_Text">data/aero/struct2aero_mapping/00008/00000/_read_as</text:p>
      <text:p text:style-name="Preformatted_20_Text">data/aero/struct2aero_mapping/00008/00000/i_n</text:p>
      <text:p text:style-name="Preformatted_20_Text">data/aero/struct2aero_mapping/00008/00000/i_surf</text:p>
      <text:p text:style-name="Preformatted_20_Text">data/aero/struct2aero_mapping/00008/_read_as</text:p>
      <text:p text:style-name="Preformatted_20_Text">data/aero/struct2aero_mapping/00009/00000/_read_as</text:p>
      <text:p text:style-name="Preformatted_20_Text">data/aero/struct2aero_mapping/00009/00000/i_n</text:p>
      <text:p text:style-name="Preformatted_20_Text">data/aero/struct2aero_mapping/00009/00000/i_surf</text:p>
      <text:p text:style-name="Preformatted_20_Text">data/aero/struct2aero_mapping/00009/_read_as</text:p>
      <text:p text:style-name="Preformatted_20_Text">data/aero/struct2aero_mapping/00010/00000/_read_as</text:p>
      <text:p text:style-name="Preformatted_20_Text">data/aero/struct2aero_mapping/00010/00000/i_n</text:p>
      <text:p text:style-name="Preformatted_20_Text">data/aero/struct2aero_mapping/00010/00000/i_surf</text:p>
      <text:p text:style-name="Preformatted_20_Text">data/aero/struct2aero_mapping/00010/_read_as</text:p>
      <text:p text:style-name="Preformatted_20_Text">data/aero/struct2aero_mapping/00011/00000/_read_as</text:p>
      <text:p text:style-name="Preformatted_20_Text">data/aero/struct2aero_mapping/00011/00000/i_n</text:p>
      <text:p text:style-name="Preformatted_20_Text">data/aero/struct2aero_mapping/00011/00000/i_surf</text:p>
      <text:p text:style-name="Preformatted_20_Text">data/aero/struct2aero_mapping/00011/_read_as</text:p>
      <text:p text:style-name="Preformatted_20_Text">data/aero/struct2aero_mapping/00012/00000/_read_as</text:p>
      <text:p text:style-name="Preformatted_20_Text">data/aero/struct2aero_mapping/00012/00000/i_n</text:p>
      <text:p text:style-name="Preformatted_20_Text">data/aero/struct2aero_mapping/00012/00000/i_surf</text:p>
      <text:p text:style-name="Preformatted_20_Text">data/aero/struct2aero_mapping/00012/_read_as</text:p>
      <text:p text:style-name="Preformatted_20_Text">data/aero/struct2aero_mapping/00013/00000/_read_as</text:p>
      <text:p text:style-name="Preformatted_20_Text">data/aero/struct2aero_mapping/00013/00000/i_n</text:p>
      <text:p text:style-name="Preformatted_20_Text">data/aero/struct2aero_mapping/00013/00000/i_surf</text:p>
      <text:p text:style-name="Preformatted_20_Text">data/aero/struct2aero_mapping/00013/_read_as</text:p>
      <text:p text:style-name="Preformatted_20_Text">data/aero/struct2aero_mapping/00014/00000/_read_as</text:p>
      <text:p text:style-name="Preformatted_20_Text">data/aero/struct2aero_mapping/00014/00000/i_n</text:p>
      <text:p text:style-name="Preformatted_20_Text">data/aero/struct2aero_mapping/00014/00000/i_surf</text:p>
      <text:p text:style-name="Preformatted_20_Text">data/aero/struct2aero_mapping/00014/_read_as</text:p>
      <text:p text:style-name="Preformatted_20_Text">data/aero/struct2aero_mapping/00015/00000/_read_as</text:p>
      <text:p text:style-name="Preformatted_20_Text">data/aero/struct2aero_mapping/00015/00000/i_n</text:p>
      <text:p text:style-name="Preformatted_20_Text"><text:soft-page-break/>…</text:p>
      <text:p text:style-name="Preformatted_20_Text"/>
      <text:p text:style-name="Preformatted_20_Text">data/aero/struct2aero_mapping/00168/00000/_read_as</text:p>
      <text:p text:style-name="Preformatted_20_Text">data/aero/struct2aero_mapping/00168/00000/i_n</text:p>
      <text:p text:style-name="Preformatted_20_Text">data/aero/struct2aero_mapping/00168/00000/i_surf</text:p>
      <text:p text:style-name="Preformatted_20_Text">data/aero/struct2aero_mapping/00168/_read_as</text:p>
      <text:p text:style-name="Preformatted_20_Text">data/aero/struct2aero_mapping/00169/00000/_read_as</text:p>
      <text:p text:style-name="Preformatted_20_Text">data/aero/struct2aero_mapping/00169/00000/i_n</text:p>
      <text:p text:style-name="Preformatted_20_Text">data/aero/struct2aero_mapping/00169/00000/i_surf</text:p>
      <text:p text:style-name="Preformatted_20_Text">data/aero/struct2aero_mapping/00169/_read_as</text:p>
      <text:p text:style-name="Preformatted_20_Text">data/aero/struct2aero_mapping/00170/00000/_read_as</text:p>
      <text:p text:style-name="Preformatted_20_Text">data/aero/struct2aero_mapping/00170/00000/i_n</text:p>
      <text:p text:style-name="Preformatted_20_Text">data/aero/struct2aero_mapping/00170/00000/i_surf</text:p>
      <text:p text:style-name="Preformatted_20_Text">data/aero/struct2aero_mapping/00170/_read_as</text:p>
      <text:p text:style-name="Preformatted_20_Text">data/aero/struct2aero_mapping/_read_as</text:p>
      <text:p text:style-name="Preformatted_20_Text">data/aero/surface_distribution</text:p>
      <text:p text:style-name="Preformatted_20_Text">data/aero/surface_m</text:p>
      <text:p text:style-name="Preformatted_20_Text">data/aero/timestep_info/00000/_read_as</text:p>
      <text:p text:style-name="Preformatted_20_Text">data/aero/timestep_info/00000/body_steady_forces</text:p>
      <text:p text:style-name="Preformatted_20_Text">data/aero/timestep_info/00000/body_unsteady_forces</text:p>
      <text:p text:style-name="P1">data/aero/timestep_info/00000/control_surface_deflection</text:p>
      <text:p text:style-name="Preformatted_20_Text">data/aero/timestep_info/00000/ct_dimensions</text:p>
      <text:p text:style-name="Preformatted_20_Text">data/aero/timestep_info/00000/ct_dimensions_star</text:p>
      <text:p text:style-name="Preformatted_20_Text">data/aero/timestep_info/00000/dimensions</text:p>
      <text:p text:style-name="Preformatted_20_Text">data/aero/timestep_info/00000/dimensions_star</text:p>
      <text:p text:style-name="Preformatted_20_Text">data/aero/timestep_info/00000/dist_to_orig/00000</text:p>
      <text:p text:style-name="Preformatted_20_Text">data/aero/timestep_info/00000/dist_to_orig/00001</text:p>
      <text:p text:style-name="Preformatted_20_Text">data/aero/timestep_info/00000/dist_to_orig/00002</text:p>
      <text:p text:style-name="Preformatted_20_Text">data/aero/timestep_info/00000/dist_to_orig/00003</text:p>
      <text:p text:style-name="Preformatted_20_Text">data/aero/timestep_info/00000/dist_to_orig/_read_as</text:p>
      <text:p text:style-name="Preformatted_20_Text">data/aero/timestep_info/00000/dynamic_forces/00000</text:p>
      <text:p text:style-name="Preformatted_20_Text">data/aero/timestep_info/00000/dynamic_forces/00001</text:p>
      <text:p text:style-name="Preformatted_20_Text">data/aero/timestep_info/00000/dynamic_forces/00002</text:p>
      <text:p text:style-name="Preformatted_20_Text">data/aero/timestep_info/00000/dynamic_forces/00003</text:p>
      <text:p text:style-name="Preformatted_20_Text">data/aero/timestep_info/00000/dynamic_forces/_read_as</text:p>
      <text:p text:style-name="Preformatted_20_Text">data/aero/timestep_info/00000/flag_zeta_phantom</text:p>
      <text:p text:style-name="Preformatted_20_Text">data/aero/timestep_info/00000/forces/00000</text:p>
      <text:p text:style-name="Preformatted_20_Text">data/aero/timestep_info/00000/forces/00001</text:p>
      <text:p text:style-name="Preformatted_20_Text">data/aero/timestep_info/00000/forces/00002</text:p>
      <text:p text:style-name="Preformatted_20_Text">data/aero/timestep_info/00000/forces/00003</text:p>
      <text:p text:style-name="Preformatted_20_Text">data/aero/timestep_info/00000/forces/_read_as</text:p>
      <text:p text:style-name="P1">data/aero/timestep_info/00000/gamma/00000</text:p>
      <text:p text:style-name="P1">data/aero/timestep_info/00000/gamma/00001</text:p>
      <text:p text:style-name="Preformatted_20_Text">data/aero/timestep_info/00000/gamma/00002</text:p>
      <text:p text:style-name="Preformatted_20_Text">data/aero/timestep_info/00000/gamma/00003</text:p>
      <text:p text:style-name="Preformatted_20_Text">data/aero/timestep_info/00000/gamma/_read_as</text:p>
      <text:p text:style-name="P1">data/aero/timestep_info/00000/gamma_dot/00000</text:p>
      <text:p text:style-name="P1">data/aero/timestep_info/00000/gamma_dot/00001</text:p>
      <text:p text:style-name="Preformatted_20_Text">data/aero/timestep_info/00000/gamma_dot/00002</text:p>
      <text:p text:style-name="Preformatted_20_Text">data/aero/timestep_info/00000/gamma_dot/00003</text:p>
      <text:p text:style-name="Preformatted_20_Text">data/aero/timestep_info/00000/gamma_dot/_read_as</text:p>
      <text:p text:style-name="Preformatted_20_Text">data/aero/timestep_info/00000/gamma_star/00000</text:p>
      <text:p text:style-name="Preformatted_20_Text">data/aero/timestep_info/00000/gamma_star/00001</text:p>
      <text:p text:style-name="Preformatted_20_Text">data/aero/timestep_info/00000/gamma_star/00002</text:p>
      <text:p text:style-name="Preformatted_20_Text">data/aero/timestep_info/00000/gamma_star/00003</text:p>
      <text:p text:style-name="Preformatted_20_Text">data/aero/timestep_info/00000/gamma_star/_read_as</text:p>
      <text:p text:style-name="Preformatted_20_Text">data/aero/timestep_info/00000/in_global_AFoR</text:p>
      <text:p text:style-name="Preformatted_20_Text">data/aero/timestep_info/00000/inertial_steady_forces</text:p>
      <text:p text:style-name="Preformatted_20_Text">data/aero/timestep_info/00000/inertial_unsteady_forces</text:p>
      <text:p text:style-name="Preformatted_20_Text">data/aero/timestep_info/00000/n_surf</text:p>
      <text:p text:style-name="Preformatted_20_Text">data/aero/timestep_info/00000/normals/00000</text:p>
      <text:p text:style-name="Preformatted_20_Text">data/aero/timestep_info/00000/normals/00001</text:p>
      <text:p text:style-name="Preformatted_20_Text">data/aero/timestep_info/00000/normals/00002</text:p>
      <text:p text:style-name="Preformatted_20_Text">data/aero/timestep_info/00000/normals/00003</text:p>
      <text:p text:style-name="Preformatted_20_Text"><text:soft-page-break/>data/aero/timestep_info/00000/normals/_read_as</text:p>
      <text:p text:style-name="Preformatted_20_Text">data/aero/timestep_info/00000/postproc_cell/_read_as</text:p>
      <text:p text:style-name="Preformatted_20_Text">data/aero/timestep_info/00000/postproc_node/_read_as</text:p>
      <text:p text:style-name="Preformatted_20_Text">data/aero/timestep_info/00000/u_ext/00000</text:p>
      <text:p text:style-name="Preformatted_20_Text">data/aero/timestep_info/00000/u_ext/00001</text:p>
      <text:p text:style-name="Preformatted_20_Text">data/aero/timestep_info/00000/u_ext/00002</text:p>
      <text:p text:style-name="Preformatted_20_Text">data/aero/timestep_info/00000/u_ext/00003</text:p>
      <text:p text:style-name="Preformatted_20_Text">data/aero/timestep_info/00000/u_ext/_read_as</text:p>
      <text:p text:style-name="Preformatted_20_Text">data/aero/timestep_info/00000/u_ext_star/00000</text:p>
      <text:p text:style-name="Preformatted_20_Text">data/aero/timestep_info/00000/u_ext_star/00001</text:p>
      <text:p text:style-name="Preformatted_20_Text">data/aero/timestep_info/00000/u_ext_star/00002</text:p>
      <text:p text:style-name="Preformatted_20_Text">data/aero/timestep_info/00000/u_ext_star/00003</text:p>
      <text:p text:style-name="Preformatted_20_Text">data/aero/timestep_info/00000/u_ext_star/_read_as</text:p>
      <text:p text:style-name="Preformatted_20_Text">data/aero/timestep_info/00000/wake_conv_vel/00000</text:p>
      <text:p text:style-name="Preformatted_20_Text">data/aero/timestep_info/00000/wake_conv_vel/00001</text:p>
      <text:p text:style-name="Preformatted_20_Text">data/aero/timestep_info/00000/wake_conv_vel/00002</text:p>
      <text:p text:style-name="Preformatted_20_Text">data/aero/timestep_info/00000/wake_conv_vel/00003</text:p>
      <text:p text:style-name="Preformatted_20_Text">data/aero/timestep_info/00000/wake_conv_vel/_read_as</text:p>
      <text:p text:style-name="Preformatted_20_Text">data/aero/timestep_info/00000/zeta/00000</text:p>
      <text:p text:style-name="Preformatted_20_Text">data/aero/timestep_info/00000/zeta/00001</text:p>
      <text:p text:style-name="Preformatted_20_Text">data/aero/timestep_info/00000/zeta/00002</text:p>
      <text:p text:style-name="Preformatted_20_Text">data/aero/timestep_info/00000/zeta/00003</text:p>
      <text:p text:style-name="Preformatted_20_Text">data/aero/timestep_info/00000/zeta/_read_as</text:p>
      <text:p text:style-name="Preformatted_20_Text">data/aero/timestep_info/00000/zeta_dot/00000</text:p>
      <text:p text:style-name="Preformatted_20_Text">data/aero/timestep_info/00000/zeta_dot/00001</text:p>
      <text:p text:style-name="Preformatted_20_Text">data/aero/timestep_info/00000/zeta_dot/00002</text:p>
      <text:p text:style-name="Preformatted_20_Text">data/aero/timestep_info/00000/zeta_dot/00003</text:p>
      <text:p text:style-name="Preformatted_20_Text">data/aero/timestep_info/00000/zeta_dot/_read_as</text:p>
      <text:p text:style-name="Preformatted_20_Text">data/aero/timestep_info/00000/zeta_star/00000</text:p>
      <text:p text:style-name="Preformatted_20_Text">data/aero/timestep_info/00000/zeta_star/00001</text:p>
      <text:p text:style-name="Preformatted_20_Text">data/aero/timestep_info/00000/zeta_star/00002</text:p>
      <text:p text:style-name="Preformatted_20_Text">data/aero/timestep_info/00000/zeta_star/00003</text:p>
      <text:p text:style-name="Preformatted_20_Text">data/aero/timestep_info/00000/zeta_star/_read_as</text:p>
      <text:p text:style-name="Preformatted_20_Text">data/aero/timestep_info/00001/_read_as</text:p>
      <text:p text:style-name="Preformatted_20_Text">data/aero/timestep_info/00001/body_steady_forces</text:p>
      <text:p text:style-name="Preformatted_20_Text">data/aero/timestep_info/00001/body_unsteady_forces</text:p>
      <text:p text:style-name="Preformatted_20_Text">data/aero/timestep_info/00001/control_surface_deflection</text:p>
      <text:p text:style-name="Preformatted_20_Text">data/aero/timestep_info/00001/ct_dimensions</text:p>
      <text:p text:style-name="Preformatted_20_Text">data/aero/timestep_info/00001/ct_dimensions_star</text:p>
      <text:p text:style-name="Preformatted_20_Text">data/aero/timestep_info/00001/dimensions</text:p>
      <text:p text:style-name="Preformatted_20_Text">data/aero/timestep_info/00001/dimensions_star</text:p>
      <text:p text:style-name="Preformatted_20_Text">data/aero/timestep_info/00001/dist_to_orig/00000</text:p>
      <text:p text:style-name="Preformatted_20_Text">data/aero/timestep_info/00001/dist_to_orig/00001</text:p>
      <text:p text:style-name="Preformatted_20_Text">data/aero/timestep_info/00001/dist_to_orig/00002</text:p>
      <text:p text:style-name="Preformatted_20_Text">data/aero/timestep_info/00001/dist_to_orig/00003</text:p>
      <text:p text:style-name="Preformatted_20_Text">data/aero/timestep_info/00001/dist_to_orig/_read_as</text:p>
      <text:p text:style-name="Preformatted_20_Text">data/aero/timestep_info/00001/dynamic_forces/00000</text:p>
      <text:p text:style-name="Preformatted_20_Text">data/aero/timestep_info/00001/dynamic_forces/00001</text:p>
      <text:p text:style-name="Preformatted_20_Text">data/aero/timestep_info/00001/dynamic_forces/00002</text:p>
      <text:p text:style-name="Preformatted_20_Text">data/aero/timestep_info/00001/dynamic_forces/00003</text:p>
      <text:p text:style-name="Preformatted_20_Text">data/aero/timestep_info/00001/dynamic_forces/_read_as</text:p>
      <text:p text:style-name="Preformatted_20_Text">data/aero/timestep_info/00001/flag_zeta_phantom</text:p>
      <text:p text:style-name="Preformatted_20_Text">data/aero/timestep_info/00001/forces/00000</text:p>
      <text:p text:style-name="Preformatted_20_Text">data/aero/timestep_info/00001/forces/00001</text:p>
      <text:p text:style-name="Preformatted_20_Text">data/aero/timestep_info/00001/forces/00002</text:p>
      <text:p text:style-name="Preformatted_20_Text">data/aero/timestep_info/00001/forces/00003</text:p>
      <text:p text:style-name="Preformatted_20_Text">data/aero/timestep_info/00001/forces/_read_as</text:p>
      <text:p text:style-name="Preformatted_20_Text">data/aero/timestep_info/00001/gamma/00000</text:p>
      <text:p text:style-name="Preformatted_20_Text">data/aero/timestep_info/00001/gamma/00001</text:p>
      <text:p text:style-name="Preformatted_20_Text">data/aero/timestep_info/00001/gamma/00002</text:p>
      <text:p text:style-name="Preformatted_20_Text">data/aero/timestep_info/00001/gamma/00003</text:p>
      <text:p text:style-name="Preformatted_20_Text">data/aero/timestep_info/00001/gamma/_read_as</text:p>
      <text:p text:style-name="Preformatted_20_Text">data/aero/timestep_info/00001/gamma_dot/00000</text:p>
      <text:p text:style-name="Preformatted_20_Text">data/aero/timestep_info/00001/gamma_dot/00001</text:p>
      <text:p text:style-name="Preformatted_20_Text"><text:soft-page-break/>data/aero/timestep_info/00001/gamma_dot/00002</text:p>
      <text:p text:style-name="Preformatted_20_Text">data/aero/timestep_info/00001/gamma_dot/00003</text:p>
      <text:p text:style-name="Preformatted_20_Text">data/aero/timestep_info/00001/gamma_dot/_read_as</text:p>
      <text:p text:style-name="Preformatted_20_Text">data/aero/timestep_info/00001/gamma_star/00000</text:p>
      <text:p text:style-name="Preformatted_20_Text">data/aero/timestep_info/00001/gamma_star/00001</text:p>
      <text:p text:style-name="Preformatted_20_Text">data/aero/timestep_info/00001/gamma_star/00002</text:p>
      <text:p text:style-name="Preformatted_20_Text">data/aero/timestep_info/00001/gamma_star/00003</text:p>
      <text:p text:style-name="Preformatted_20_Text">data/aero/timestep_info/00001/gamma_star/_read_as</text:p>
      <text:p text:style-name="Preformatted_20_Text">data/aero/timestep_info/00001/in_global_AFoR</text:p>
      <text:p text:style-name="Preformatted_20_Text">data/aero/timestep_info/00001/inertial_steady_forces</text:p>
      <text:p text:style-name="Preformatted_20_Text">data/aero/timestep_info/00001/inertial_unsteady_forces</text:p>
      <text:p text:style-name="Preformatted_20_Text">data/aero/timestep_info/00001/n_surf</text:p>
      <text:p text:style-name="Preformatted_20_Text">data/aero/timestep_info/00001/normals/00000</text:p>
      <text:p text:style-name="Preformatted_20_Text">data/aero/timestep_info/00001/normals/00001</text:p>
      <text:p text:style-name="Preformatted_20_Text">data/aero/timestep_info/00001/normals/00002</text:p>
      <text:p text:style-name="Preformatted_20_Text">data/aero/timestep_info/00001/normals/00003</text:p>
      <text:p text:style-name="Preformatted_20_Text">data/aero/timestep_info/00001/normals/_read_as</text:p>
      <text:p text:style-name="Preformatted_20_Text">data/aero/timestep_info/00001/postproc_cell/_read_as</text:p>
      <text:p text:style-name="Preformatted_20_Text">data/aero/timestep_info/00001/postproc_node/_read_as</text:p>
      <text:p text:style-name="Preformatted_20_Text">data/aero/timestep_info/00001/u_ext/00000</text:p>
      <text:p text:style-name="Preformatted_20_Text">data/aero/timestep_info/00001/u_ext/00001</text:p>
      <text:p text:style-name="Preformatted_20_Text">data/aero/timestep_info/00001/u_ext/00002</text:p>
      <text:p text:style-name="Preformatted_20_Text">data/aero/timestep_info/00001/u_ext/00003</text:p>
      <text:p text:style-name="Preformatted_20_Text">data/aero/timestep_info/00001/u_ext/_read_as</text:p>
      <text:p text:style-name="Preformatted_20_Text">data/aero/timestep_info/00001/u_ext_star/00000</text:p>
      <text:p text:style-name="Preformatted_20_Text">data/aero/timestep_info/00001/u_ext_star/00001</text:p>
      <text:p text:style-name="Preformatted_20_Text">data/aero/timestep_info/00001/u_ext_star/00002</text:p>
      <text:p text:style-name="Preformatted_20_Text">data/aero/timestep_info/00001/u_ext_star/00003</text:p>
      <text:p text:style-name="Preformatted_20_Text">data/aero/timestep_info/00001/u_ext_star/_read_as</text:p>
      <text:p text:style-name="Preformatted_20_Text">data/aero/timestep_info/00001/wake_conv_vel/00000</text:p>
      <text:p text:style-name="Preformatted_20_Text">data/aero/timestep_info/00001/wake_conv_vel/00001</text:p>
      <text:p text:style-name="Preformatted_20_Text">data/aero/timestep_info/00001/wake_conv_vel/00002</text:p>
      <text:p text:style-name="Preformatted_20_Text">data/aero/timestep_info/00001/wake_conv_vel/00003</text:p>
      <text:p text:style-name="Preformatted_20_Text">data/aero/timestep_info/00001/wake_conv_vel/_read_as</text:p>
      <text:p text:style-name="Preformatted_20_Text">data/aero/timestep_info/00001/zeta/00000</text:p>
      <text:p text:style-name="Preformatted_20_Text">data/aero/timestep_info/00001/zeta/00001</text:p>
      <text:p text:style-name="Preformatted_20_Text">data/aero/timestep_info/00001/zeta/00002</text:p>
      <text:p text:style-name="Preformatted_20_Text">data/aero/timestep_info/00001/zeta/00003</text:p>
      <text:p text:style-name="Preformatted_20_Text">data/aero/timestep_info/00001/zeta/_read_as</text:p>
      <text:p text:style-name="Preformatted_20_Text">data/aero/timestep_info/00001/zeta_dot/00000</text:p>
      <text:p text:style-name="Preformatted_20_Text">data/aero/timestep_info/00001/zeta_dot/00001</text:p>
      <text:p text:style-name="Preformatted_20_Text">data/aero/timestep_info/00001/zeta_dot/00002</text:p>
      <text:p text:style-name="Preformatted_20_Text">data/aero/timestep_info/00001/zeta_dot/00003</text:p>
      <text:p text:style-name="Preformatted_20_Text">data/aero/timestep_info/00001/zeta_dot/_read_as</text:p>
      <text:p text:style-name="Preformatted_20_Text">data/aero/timestep_info/00001/zeta_star/00000</text:p>
      <text:p text:style-name="Preformatted_20_Text">data/aero/timestep_info/00001/zeta_star/00001</text:p>
      <text:p text:style-name="Preformatted_20_Text">data/aero/timestep_info/00001/zeta_star/00002</text:p>
      <text:p text:style-name="Preformatted_20_Text">data/aero/timestep_info/00001/zeta_star/00003</text:p>
      <text:p text:style-name="Preformatted_20_Text">data/aero/timestep_info/00001/zeta_star/_read_as</text:p>
      <text:p text:style-name="Preformatted_20_Text">data/aero/timestep_info/00002/_read_as</text:p>
      <text:p text:style-name="Preformatted_20_Text">data/aero/timestep_info/00002/body_steady_forces</text:p>
      <text:p text:style-name="Preformatted_20_Text">data/aero/timestep_info/00002/body_unsteady_forces</text:p>
      <text:p text:style-name="Preformatted_20_Text">data/aero/timestep_info/00002/control_surface_deflection</text:p>
      <text:p text:style-name="Preformatted_20_Text">data/aero/timestep_info/00002/ct_dimensions</text:p>
      <text:p text:style-name="Preformatted_20_Text">data/aero/timestep_info/00002/ct_dimensions_star</text:p>
      <text:p text:style-name="Preformatted_20_Text">data/aero/timestep_info/00002/dimensions</text:p>
      <text:p text:style-name="Preformatted_20_Text"><text:line-break/>…<text:line-break/></text:p>
      <text:p text:style-name="Preformatted_20_Text"/>
      <text:p text:style-name="Preformatted_20_Text">data/aero/timestep_info/00249/_read_as</text:p>
      <text:p text:style-name="Preformatted_20_Text">data/aero/timestep_info/00249/body_steady_forces</text:p>
      <text:p text:style-name="Preformatted_20_Text">data/aero/timestep_info/00249/body_unsteady_forces</text:p>
      <text:p text:style-name="Preformatted_20_Text">data/aero/timestep_info/00249/control_surface_deflection</text:p>
      <text:p text:style-name="Preformatted_20_Text"><text:soft-page-break/>data/aero/timestep_info/00249/ct_dimensions</text:p>
      <text:p text:style-name="Preformatted_20_Text">data/aero/timestep_info/00249/ct_dimensions_star</text:p>
      <text:p text:style-name="Preformatted_20_Text">data/aero/timestep_info/00249/dimensions</text:p>
      <text:p text:style-name="Preformatted_20_Text">data/aero/timestep_info/00249/dimensions_star</text:p>
      <text:p text:style-name="Preformatted_20_Text">data/aero/timestep_info/00249/dist_to_orig/00000</text:p>
      <text:p text:style-name="Preformatted_20_Text">data/aero/timestep_info/00249/dist_to_orig/00001</text:p>
      <text:p text:style-name="Preformatted_20_Text">data/aero/timestep_info/00249/dist_to_orig/00002</text:p>
      <text:p text:style-name="Preformatted_20_Text">data/aero/timestep_info/00249/dist_to_orig/00003</text:p>
      <text:p text:style-name="Preformatted_20_Text">data/aero/timestep_info/00249/dist_to_orig/_read_as</text:p>
      <text:p text:style-name="Preformatted_20_Text">data/aero/timestep_info/00249/dynamic_forces/00000</text:p>
      <text:p text:style-name="Preformatted_20_Text">data/aero/timestep_info/00249/dynamic_forces/00001</text:p>
      <text:p text:style-name="Preformatted_20_Text">data/aero/timestep_info/00249/dynamic_forces/00002</text:p>
      <text:p text:style-name="Preformatted_20_Text">data/aero/timestep_info/00249/dynamic_forces/00003</text:p>
      <text:p text:style-name="Preformatted_20_Text">data/aero/timestep_info/00249/dynamic_forces/_read_as</text:p>
      <text:p text:style-name="Preformatted_20_Text">data/aero/timestep_info/00249/flag_zeta_phantom</text:p>
      <text:p text:style-name="Preformatted_20_Text">data/aero/timestep_info/00249/forces/00000</text:p>
      <text:p text:style-name="Preformatted_20_Text">data/aero/timestep_info/00249/forces/00001</text:p>
      <text:p text:style-name="Preformatted_20_Text">data/aero/timestep_info/00249/forces/00002</text:p>
      <text:p text:style-name="Preformatted_20_Text">data/aero/timestep_info/00249/forces/00003</text:p>
      <text:p text:style-name="Preformatted_20_Text">data/aero/timestep_info/00249/forces/_read_as</text:p>
      <text:p text:style-name="Preformatted_20_Text">data/aero/timestep_info/00249/gamma/00000</text:p>
      <text:p text:style-name="Preformatted_20_Text">data/aero/timestep_info/00249/gamma/00001</text:p>
      <text:p text:style-name="Preformatted_20_Text">data/aero/timestep_info/00249/gamma/00002</text:p>
      <text:p text:style-name="Preformatted_20_Text">data/aero/timestep_info/00249/gamma/00003</text:p>
      <text:p text:style-name="Preformatted_20_Text">data/aero/timestep_info/00249/gamma/_read_as</text:p>
      <text:p text:style-name="Preformatted_20_Text">data/aero/timestep_info/00249/gamma_dot/00000</text:p>
      <text:p text:style-name="Preformatted_20_Text">data/aero/timestep_info/00249/gamma_dot/00001</text:p>
      <text:p text:style-name="Preformatted_20_Text">data/aero/timestep_info/00249/gamma_dot/00002</text:p>
      <text:p text:style-name="Preformatted_20_Text">data/aero/timestep_info/00249/gamma_dot/00003</text:p>
      <text:p text:style-name="Preformatted_20_Text">data/aero/timestep_info/00249/gamma_dot/_read_as</text:p>
      <text:p text:style-name="Preformatted_20_Text">data/aero/timestep_info/00249/gamma_star/00000</text:p>
      <text:p text:style-name="Preformatted_20_Text">data/aero/timestep_info/00249/gamma_star/00001</text:p>
      <text:p text:style-name="Preformatted_20_Text">data/aero/timestep_info/00249/gamma_star/00002</text:p>
      <text:p text:style-name="Preformatted_20_Text">data/aero/timestep_info/00249/gamma_star/00003</text:p>
      <text:p text:style-name="Preformatted_20_Text">data/aero/timestep_info/00249/gamma_star/_read_as</text:p>
      <text:p text:style-name="Preformatted_20_Text">data/aero/timestep_info/00249/in_global_AFoR</text:p>
      <text:p text:style-name="Preformatted_20_Text">data/aero/timestep_info/00249/inertial_steady_forces</text:p>
      <text:p text:style-name="Preformatted_20_Text">data/aero/timestep_info/00249/inertial_unsteady_forces</text:p>
      <text:p text:style-name="Preformatted_20_Text">data/aero/timestep_info/00249/n_surf</text:p>
      <text:p text:style-name="Preformatted_20_Text">data/aero/timestep_info/00249/normals/00000</text:p>
      <text:p text:style-name="Preformatted_20_Text">data/aero/timestep_info/00249/normals/00001</text:p>
      <text:p text:style-name="Preformatted_20_Text">data/aero/timestep_info/00249/normals/00002</text:p>
      <text:p text:style-name="Preformatted_20_Text">data/aero/timestep_info/00249/normals/00003</text:p>
      <text:p text:style-name="Preformatted_20_Text">data/aero/timestep_info/00249/normals/_read_as</text:p>
      <text:p text:style-name="Preformatted_20_Text">data/aero/timestep_info/00249/postproc_cell/_read_as</text:p>
      <text:p text:style-name="Preformatted_20_Text">data/aero/timestep_info/00249/postproc_node/_read_as</text:p>
      <text:p text:style-name="Preformatted_20_Text">data/aero/timestep_info/00249/u_ext/00000</text:p>
      <text:p text:style-name="Preformatted_20_Text">data/aero/timestep_info/00249/u_ext/00001</text:p>
      <text:p text:style-name="Preformatted_20_Text">data/aero/timestep_info/00249/u_ext/00002</text:p>
      <text:p text:style-name="Preformatted_20_Text">data/aero/timestep_info/00249/u_ext/00003</text:p>
      <text:p text:style-name="Preformatted_20_Text">data/aero/timestep_info/00249/u_ext/_read_as</text:p>
      <text:p text:style-name="Preformatted_20_Text">data/aero/timestep_info/00249/u_ext_star/00000</text:p>
      <text:p text:style-name="Preformatted_20_Text">data/aero/timestep_info/00249/u_ext_star/00001</text:p>
      <text:p text:style-name="Preformatted_20_Text">data/aero/timestep_info/00249/u_ext_star/00002</text:p>
      <text:p text:style-name="Preformatted_20_Text">data/aero/timestep_info/00249/u_ext_star/00003</text:p>
      <text:p text:style-name="Preformatted_20_Text">data/aero/timestep_info/00249/u_ext_star/_read_as</text:p>
      <text:p text:style-name="Preformatted_20_Text">data/aero/timestep_info/00249/wake_conv_vel/00000</text:p>
      <text:p text:style-name="Preformatted_20_Text">data/aero/timestep_info/00249/wake_conv_vel/00001</text:p>
      <text:p text:style-name="Preformatted_20_Text">data/aero/timestep_info/00249/wake_conv_vel/00002</text:p>
      <text:p text:style-name="Preformatted_20_Text">data/aero/timestep_info/00249/wake_conv_vel/00003</text:p>
      <text:p text:style-name="Preformatted_20_Text">data/aero/timestep_info/00249/wake_conv_vel/_read_as</text:p>
      <text:p text:style-name="Preformatted_20_Text">data/aero/timestep_info/00249/zeta/00000</text:p>
      <text:p text:style-name="Preformatted_20_Text">data/aero/timestep_info/00249/zeta/00001</text:p>
      <text:p text:style-name="Preformatted_20_Text">data/aero/timestep_info/00249/zeta/00002</text:p>
      <text:p text:style-name="Preformatted_20_Text"><text:soft-page-break/>data/aero/timestep_info/00249/zeta/00003</text:p>
      <text:p text:style-name="Preformatted_20_Text">data/aero/timestep_info/00249/zeta/_read_as</text:p>
      <text:p text:style-name="Preformatted_20_Text">data/aero/timestep_info/00249/zeta_dot/00000</text:p>
      <text:p text:style-name="Preformatted_20_Text">data/aero/timestep_info/00249/zeta_dot/00001</text:p>
      <text:p text:style-name="Preformatted_20_Text">data/aero/timestep_info/00249/zeta_dot/00002</text:p>
      <text:p text:style-name="Preformatted_20_Text">data/aero/timestep_info/00249/zeta_dot/00003</text:p>
      <text:p text:style-name="Preformatted_20_Text">data/aero/timestep_info/00249/zeta_dot/_read_as</text:p>
      <text:p text:style-name="Preformatted_20_Text">data/aero/timestep_info/00249/zeta_star/00000</text:p>
      <text:p text:style-name="Preformatted_20_Text">data/aero/timestep_info/00249/zeta_star/00001</text:p>
      <text:p text:style-name="Preformatted_20_Text">data/aero/timestep_info/00249/zeta_star/00002</text:p>
      <text:p text:style-name="Preformatted_20_Text">data/aero/timestep_info/00249/zeta_star/00003</text:p>
      <text:p text:style-name="Preformatted_20_Text">data/aero/timestep_info/00249/zeta_star/_read_as</text:p>
      <text:p text:style-name="Preformatted_20_Text">data/aero/timestep_info/00250/_read_as</text:p>
      <text:p text:style-name="Preformatted_20_Text">data/aero/timestep_info/00250/body_steady_forces</text:p>
      <text:p text:style-name="Preformatted_20_Text">data/aero/timestep_info/00250/body_unsteady_forces</text:p>
      <text:p text:style-name="Preformatted_20_Text">data/aero/timestep_info/00250/control_surface_deflection</text:p>
      <text:p text:style-name="Preformatted_20_Text">data/aero/timestep_info/00250/ct_dimensions</text:p>
      <text:p text:style-name="Preformatted_20_Text">data/aero/timestep_info/00250/ct_dimensions_star</text:p>
      <text:p text:style-name="Preformatted_20_Text">data/aero/timestep_info/00250/dimensions</text:p>
      <text:p text:style-name="Preformatted_20_Text">data/aero/timestep_info/00250/dimensions_star</text:p>
      <text:p text:style-name="Preformatted_20_Text">data/aero/timestep_info/00250/dist_to_orig/00000</text:p>
      <text:p text:style-name="Preformatted_20_Text">data/aero/timestep_info/00250/dist_to_orig/00001</text:p>
      <text:p text:style-name="Preformatted_20_Text">data/aero/timestep_info/00250/dist_to_orig/00002</text:p>
      <text:p text:style-name="Preformatted_20_Text">data/aero/timestep_info/00250/dist_to_orig/00003</text:p>
      <text:p text:style-name="Preformatted_20_Text">data/aero/timestep_info/00250/dist_to_orig/_read_as</text:p>
      <text:p text:style-name="Preformatted_20_Text">data/aero/timestep_info/00250/dynamic_forces/00000</text:p>
      <text:p text:style-name="Preformatted_20_Text">data/aero/timestep_info/00250/dynamic_forces/00001</text:p>
      <text:p text:style-name="Preformatted_20_Text">data/aero/timestep_info/00250/dynamic_forces/00002</text:p>
      <text:p text:style-name="Preformatted_20_Text">data/aero/timestep_info/00250/dynamic_forces/00003</text:p>
      <text:p text:style-name="Preformatted_20_Text">data/aero/timestep_info/00250/dynamic_forces/_read_as</text:p>
      <text:p text:style-name="Preformatted_20_Text">data/aero/timestep_info/00250/flag_zeta_phantom</text:p>
      <text:p text:style-name="Preformatted_20_Text">data/aero/timestep_info/00250/forces/00000</text:p>
      <text:p text:style-name="Preformatted_20_Text">data/aero/timestep_info/00250/forces/00001</text:p>
      <text:p text:style-name="Preformatted_20_Text">data/aero/timestep_info/00250/forces/00002</text:p>
      <text:p text:style-name="Preformatted_20_Text">data/aero/timestep_info/00250/forces/00003</text:p>
      <text:p text:style-name="Preformatted_20_Text">data/aero/timestep_info/00250/forces/_read_as</text:p>
      <text:p text:style-name="Preformatted_20_Text">data/aero/timestep_info/00250/gamma/00000</text:p>
      <text:p text:style-name="Preformatted_20_Text">data/aero/timestep_info/00250/gamma/00001</text:p>
      <text:p text:style-name="Preformatted_20_Text">data/aero/timestep_info/00250/gamma/00002</text:p>
      <text:p text:style-name="Preformatted_20_Text">data/aero/timestep_info/00250/gamma/00003</text:p>
      <text:p text:style-name="Preformatted_20_Text">data/aero/timestep_info/00250/gamma/_read_as</text:p>
      <text:p text:style-name="Preformatted_20_Text">data/aero/timestep_info/00250/gamma_dot/00000</text:p>
      <text:p text:style-name="Preformatted_20_Text">data/aero/timestep_info/00250/gamma_dot/00001</text:p>
      <text:p text:style-name="Preformatted_20_Text">data/aero/timestep_info/00250/gamma_dot/00002</text:p>
      <text:p text:style-name="Preformatted_20_Text">data/aero/timestep_info/00250/gamma_dot/00003</text:p>
      <text:p text:style-name="Preformatted_20_Text">data/aero/timestep_info/00250/gamma_dot/_read_as</text:p>
      <text:p text:style-name="Preformatted_20_Text">data/aero/timestep_info/00250/gamma_star/00000</text:p>
      <text:p text:style-name="Preformatted_20_Text">data/aero/timestep_info/00250/gamma_star/00001</text:p>
      <text:p text:style-name="Preformatted_20_Text">data/aero/timestep_info/00250/gamma_star/00002</text:p>
      <text:p text:style-name="Preformatted_20_Text">data/aero/timestep_info/00250/gamma_star/00003</text:p>
      <text:p text:style-name="Preformatted_20_Text">data/aero/timestep_info/00250/gamma_star/_read_as</text:p>
      <text:p text:style-name="Preformatted_20_Text">data/aero/timestep_info/00250/in_global_AFoR</text:p>
      <text:p text:style-name="Preformatted_20_Text">data/aero/timestep_info/00250/inertial_steady_forces</text:p>
      <text:p text:style-name="Preformatted_20_Text">data/aero/timestep_info/00250/inertial_unsteady_forces</text:p>
      <text:p text:style-name="Preformatted_20_Text">data/aero/timestep_info/00250/n_surf</text:p>
      <text:p text:style-name="Preformatted_20_Text">data/aero/timestep_info/00250/normals/00000</text:p>
      <text:p text:style-name="Preformatted_20_Text">data/aero/timestep_info/00250/normals/00001</text:p>
      <text:p text:style-name="Preformatted_20_Text">data/aero/timestep_info/00250/normals/00002</text:p>
      <text:p text:style-name="Preformatted_20_Text">data/aero/timestep_info/00250/normals/00003</text:p>
      <text:p text:style-name="Preformatted_20_Text">data/aero/timestep_info/00250/normals/_read_as</text:p>
      <text:p text:style-name="Preformatted_20_Text">data/aero/timestep_info/00250/postproc_cell/_read_as</text:p>
      <text:p text:style-name="Preformatted_20_Text">data/aero/timestep_info/00250/postproc_node/_read_as</text:p>
      <text:p text:style-name="Preformatted_20_Text">data/aero/timestep_info/00250/u_ext/00000</text:p>
      <text:p text:style-name="Preformatted_20_Text">data/aero/timestep_info/00250/u_ext/00001</text:p>
      <text:p text:style-name="Preformatted_20_Text"><text:soft-page-break/>data/aero/timestep_info/00250/u_ext/00002</text:p>
      <text:p text:style-name="Preformatted_20_Text">data/aero/timestep_info/00250/u_ext/00003</text:p>
      <text:p text:style-name="Preformatted_20_Text">data/aero/timestep_info/00250/u_ext/_read_as</text:p>
      <text:p text:style-name="Preformatted_20_Text">data/aero/timestep_info/00250/u_ext_star/00000</text:p>
      <text:p text:style-name="Preformatted_20_Text">data/aero/timestep_info/00250/u_ext_star/00001</text:p>
      <text:p text:style-name="Preformatted_20_Text">data/aero/timestep_info/00250/u_ext_star/00002</text:p>
      <text:p text:style-name="Preformatted_20_Text">data/aero/timestep_info/00250/u_ext_star/00003</text:p>
      <text:p text:style-name="Preformatted_20_Text">data/aero/timestep_info/00250/u_ext_star/_read_as</text:p>
      <text:p text:style-name="Preformatted_20_Text">data/aero/timestep_info/00250/wake_conv_vel/00000</text:p>
      <text:p text:style-name="Preformatted_20_Text">data/aero/timestep_info/00250/wake_conv_vel/00001</text:p>
      <text:p text:style-name="Preformatted_20_Text">data/aero/timestep_info/00250/wake_conv_vel/00002</text:p>
      <text:p text:style-name="Preformatted_20_Text">data/aero/timestep_info/00250/wake_conv_vel/00003</text:p>
      <text:p text:style-name="Preformatted_20_Text">data/aero/timestep_info/00250/wake_conv_vel/_read_as</text:p>
      <text:p text:style-name="Preformatted_20_Text">data/aero/timestep_info/00250/zeta/00000</text:p>
      <text:p text:style-name="Preformatted_20_Text">data/aero/timestep_info/00250/zeta/00001</text:p>
      <text:p text:style-name="Preformatted_20_Text">data/aero/timestep_info/00250/zeta/00002</text:p>
      <text:p text:style-name="Preformatted_20_Text">data/aero/timestep_info/00250/zeta/00003</text:p>
      <text:p text:style-name="Preformatted_20_Text">data/aero/timestep_info/00250/zeta/_read_as</text:p>
      <text:p text:style-name="Preformatted_20_Text">data/aero/timestep_info/00250/zeta_dot/00000</text:p>
      <text:p text:style-name="Preformatted_20_Text">data/aero/timestep_info/00250/zeta_dot/00001</text:p>
      <text:p text:style-name="Preformatted_20_Text">data/aero/timestep_info/00250/zeta_dot/00002</text:p>
      <text:p text:style-name="Preformatted_20_Text">data/aero/timestep_info/00250/zeta_dot/00003</text:p>
      <text:p text:style-name="Preformatted_20_Text">data/aero/timestep_info/00250/zeta_dot/_read_as</text:p>
      <text:p text:style-name="Preformatted_20_Text">data/aero/timestep_info/00250/zeta_star/00000</text:p>
      <text:p text:style-name="Preformatted_20_Text">data/aero/timestep_info/00250/zeta_star/00001</text:p>
      <text:p text:style-name="Preformatted_20_Text">data/aero/timestep_info/00250/zeta_star/00002</text:p>
      <text:p text:style-name="Preformatted_20_Text">data/aero/timestep_info/00250/zeta_star/00003</text:p>
      <text:p text:style-name="Preformatted_20_Text">data/aero/timestep_info/00250/zeta_star/_read_as</text:p>
      <text:p text:style-name="Preformatted_20_Text">data/aero/timestep_info/_read_as</text:p>
      <text:p text:style-name="Preformatted_20_Text">data/aero/wake_shape_generator</text:p>
      <text:p text:style-name="Preformatted_20_Text">data/case_name</text:p>
      <text:p text:style-name="Preformatted_20_Text">data/case_route</text:p>
      <text:p text:style-name="Preformatted_20_Text">data/output_folder</text:p>
      <text:p text:style-name="Preformatted_20_Text">data/settings/AeroForcesCalculator/S_ref</text:p>
      <text:p text:style-name="Preformatted_20_Text">data/settings/AeroForcesCalculator/_read_as</text:p>
      <text:p text:style-name="Preformatted_20_Text">data/settings/AeroForcesCalculator/coefficients</text:p>
      <text:p text:style-name="Preformatted_20_Text">data/settings/AeroForcesCalculator/nonlifting_body</text:p>
      <text:p text:style-name="Preformatted_20_Text">data/settings/AeroForcesCalculator/q_ref</text:p>
      <text:p text:style-name="Preformatted_20_Text">data/settings/AeroForcesCalculator/write_text_file</text:p>
      <text:p text:style-name="Preformatted_20_Text">data/settings/AeroGridPlot/_read_as</text:p>
      <text:p text:style-name="Preformatted_20_Text">data/settings/AeroGridPlot/folder</text:p>
      <text:p text:style-name="Preformatted_20_Text">data/structure/FoR_movement</text:p>
      <text:p text:style-name="Preformatted_20_Text">data/structure/_read_as</text:p>
      <text:p text:style-name="Preformatted_20_Text">data/structure/beam_number</text:p>
      <text:p text:style-name="Preformatted_20_Text">data/structure/body_number</text:p>
      <text:p text:style-name="Preformatted_20_Text">data/structure/boundary_conditions</text:p>
      <text:p text:style-name="Preformatted_20_Text">data/structure/connectivities</text:p>
      <text:p text:style-name="Preformatted_20_Text">data/structure/dyn_dict/_read_as</text:p>
      <text:p text:style-name="Preformatted_20_Text">data/structure/elem_mass</text:p>
      <text:p text:style-name="Preformatted_20_Text">data/structure/elem_stiffness</text:p>
      <text:p text:style-name="Preformatted_20_Text">data/structure/elements/00000</text:p>
      <text:p text:style-name="Preformatted_20_Text">data/structure/elements/00001</text:p>
      <text:p text:style-name="Preformatted_20_Text">data/structure/elements/00002</text:p>
      <text:p text:style-name="Preformatted_20_Text">data/structure/elements/00003</text:p>
      <text:p text:style-name="Preformatted_20_Text">data/structure/elements/00004</text:p>
      <text:p text:style-name="Preformatted_20_Text">data/structure/elements/00005</text:p>
      <text:p text:style-name="Preformatted_20_Text">data/structure/elements/00006</text:p>
      <text:p text:style-name="Preformatted_20_Text">data/structure/elements/00007</text:p>
      <text:p text:style-name="Preformatted_20_Text">data/structure/elements/00008</text:p>
      <text:p text:style-name="Preformatted_20_Text">data/structure/elements/00009</text:p>
      <text:p text:style-name="Preformatted_20_Text">data/structure/elements/00010</text:p>
      <text:p text:style-name="Preformatted_20_Text">data/structure/elements/00011</text:p>
      <text:p text:style-name="Preformatted_20_Text">data/structure/elements/00012</text:p>
      <text:p text:style-name="Preformatted_20_Text">data/structure/elements/00013</text:p>
      <text:p text:style-name="Preformatted_20_Text"><text:soft-page-break/>data/structure/elements/00014</text:p>
      <text:p text:style-name="Preformatted_20_Text">data/structure/elements/00015</text:p>
      <text:p text:style-name="Preformatted_20_Text">data/structure/elements/00016</text:p>
      <text:p text:style-name="Preformatted_20_Text">data/structure/elements/00017</text:p>
      <text:p text:style-name="Preformatted_20_Text">data/structure/elements/00018</text:p>
      <text:p text:style-name="Preformatted_20_Text">data/structure/elements/00019</text:p>
      <text:p text:style-name="Preformatted_20_Text">data/structure/elements/00020</text:p>
      <text:p text:style-name="Preformatted_20_Text">data/structure/elements/00021</text:p>
      <text:p text:style-name="Preformatted_20_Text">data/structure/elements/00022</text:p>
      <text:p text:style-name="Preformatted_20_Text">data/structure/elements/00023</text:p>
      <text:p text:style-name="Preformatted_20_Text">data/structure/elements/00024</text:p>
      <text:p text:style-name="Preformatted_20_Text">data/structure/elements/00025</text:p>
      <text:p text:style-name="Preformatted_20_Text">data/structure/elements/00026</text:p>
      <text:p text:style-name="Preformatted_20_Text">data/structure/elements/00027</text:p>
      <text:p text:style-name="Preformatted_20_Text">data/structure/elements/00028</text:p>
      <text:p text:style-name="Preformatted_20_Text">data/structure/elements/00029</text:p>
      <text:p text:style-name="Preformatted_20_Text">data/structure/elements/00030</text:p>
      <text:p text:style-name="Preformatted_20_Text">data/structure/elements/00031</text:p>
      <text:p text:style-name="Preformatted_20_Text">data/structure/elements/00032</text:p>
      <text:p text:style-name="Preformatted_20_Text">data/structure/elements/00033</text:p>
      <text:p text:style-name="Preformatted_20_Text">data/structure/elements/00034</text:p>
      <text:p text:style-name="Preformatted_20_Text">data/structure/elements/00035</text:p>
      <text:p text:style-name="Preformatted_20_Text">data/structure/elements/00036</text:p>
      <text:p text:style-name="Preformatted_20_Text">data/structure/elements/00037</text:p>
      <text:p text:style-name="Preformatted_20_Text">data/structure/elements/00038</text:p>
      <text:p text:style-name="Preformatted_20_Text">data/structure/elements/00039</text:p>
      <text:p text:style-name="Preformatted_20_Text">data/structure/elements/00040</text:p>
      <text:p text:style-name="Preformatted_20_Text">data/structure/elements/00041</text:p>
      <text:p text:style-name="Preformatted_20_Text">data/structure/elements/00042</text:p>
      <text:p text:style-name="Preformatted_20_Text">data/structure/elements/00043</text:p>
      <text:p text:style-name="Preformatted_20_Text">data/structure/elements/00044</text:p>
      <text:p text:style-name="Preformatted_20_Text">data/structure/elements/00045</text:p>
      <text:p text:style-name="Preformatted_20_Text">data/structure/elements/00046</text:p>
      <text:p text:style-name="Preformatted_20_Text">data/structure/elements/00047</text:p>
      <text:p text:style-name="Preformatted_20_Text">data/structure/elements/00048</text:p>
      <text:p text:style-name="Preformatted_20_Text">data/structure/elements/00049</text:p>
      <text:p text:style-name="Preformatted_20_Text">data/structure/elements/00050</text:p>
      <text:p text:style-name="Preformatted_20_Text">data/structure/elements/00051</text:p>
      <text:p text:style-name="Preformatted_20_Text">data/structure/elements/00052</text:p>
      <text:p text:style-name="Preformatted_20_Text">data/structure/elements/00053</text:p>
      <text:p text:style-name="Preformatted_20_Text">data/structure/elements/00054</text:p>
      <text:p text:style-name="Preformatted_20_Text">data/structure/elements/00055</text:p>
      <text:p text:style-name="Preformatted_20_Text">data/structure/elements/00056</text:p>
      <text:p text:style-name="Preformatted_20_Text">data/structure/elements/00057</text:p>
      <text:p text:style-name="Preformatted_20_Text">data/structure/elements/00058</text:p>
      <text:p text:style-name="Preformatted_20_Text">data/structure/elements/00059</text:p>
      <text:p text:style-name="Preformatted_20_Text">data/structure/elements/00060</text:p>
      <text:p text:style-name="Preformatted_20_Text">data/structure/elements/00061</text:p>
      <text:p text:style-name="Preformatted_20_Text">data/structure/elements/00062</text:p>
      <text:p text:style-name="Preformatted_20_Text">data/structure/elements/00063</text:p>
      <text:p text:style-name="Preformatted_20_Text">data/structure/elements/00064</text:p>
      <text:p text:style-name="Preformatted_20_Text">data/structure/elements/00065</text:p>
      <text:p text:style-name="Preformatted_20_Text">data/structure/elements/00066</text:p>
      <text:p text:style-name="Preformatted_20_Text">data/structure/elements/00067</text:p>
      <text:p text:style-name="Preformatted_20_Text">data/structure/elements/00068</text:p>
      <text:p text:style-name="Preformatted_20_Text">data/structure/elements/00069</text:p>
      <text:p text:style-name="Preformatted_20_Text">data/structure/elements/00070</text:p>
      <text:p text:style-name="Preformatted_20_Text">data/structure/elements/00071</text:p>
      <text:p text:style-name="Preformatted_20_Text">data/structure/elements/00072</text:p>
      <text:p text:style-name="Preformatted_20_Text">data/structure/elements/00073</text:p>
      <text:p text:style-name="Preformatted_20_Text">data/structure/elements/00074</text:p>
      <text:p text:style-name="Preformatted_20_Text">data/structure/elements/00075</text:p>
      <text:p text:style-name="Preformatted_20_Text">data/structure/elements/00076</text:p>
      <text:p text:style-name="Preformatted_20_Text">data/structure/elements/00077</text:p>
      <text:p text:style-name="Preformatted_20_Text"><text:soft-page-break/>data/structure/elements/00078</text:p>
      <text:p text:style-name="Preformatted_20_Text">data/structure/elements/00079</text:p>
      <text:p text:style-name="Preformatted_20_Text">data/structure/elements/00080</text:p>
      <text:p text:style-name="Preformatted_20_Text">data/structure/elements/00081</text:p>
      <text:p text:style-name="Preformatted_20_Text">data/structure/elements/00082</text:p>
      <text:p text:style-name="Preformatted_20_Text">data/structure/elements/00083</text:p>
      <text:p text:style-name="Preformatted_20_Text">data/structure/elements/00084</text:p>
      <text:p text:style-name="Preformatted_20_Text">data/structure/elements/_read_as</text:p>
      <text:p text:style-name="Preformatted_20_Text">data/structure/fdof</text:p>
      <text:p text:style-name="Preformatted_20_Text">data/structure/frame_of_reference_delta</text:p>
      <text:p text:style-name="Preformatted_20_Text">data/structure/global_elems_num</text:p>
      <text:p text:style-name="Preformatted_20_Text">data/structure/global_nodes_num</text:p>
      <text:p text:style-name="Preformatted_20_Text">data/structure/ini_info/_read_as</text:p>
      <text:p text:style-name="Preformatted_20_Text">data/structure/ini_info/dqddt</text:p>
      <text:p text:style-name="Preformatted_20_Text">data/structure/ini_info/dqdt</text:p>
      <text:p text:style-name="Preformatted_20_Text">data/structure/ini_info/for_acc</text:p>
      <text:p text:style-name="Preformatted_20_Text">data/structure/ini_info/for_pos</text:p>
      <text:p text:style-name="Preformatted_20_Text">data/structure/ini_info/for_vel</text:p>
      <text:p text:style-name="Preformatted_20_Text">data/structure/ini_info/forces_constraints_FoR</text:p>
      <text:p text:style-name="Preformatted_20_Text">data/structure/ini_info/forces_constraints_nodes</text:p>
      <text:p text:style-name="Preformatted_20_Text">data/structure/ini_info/gravity_forces</text:p>
      <text:p text:style-name="Preformatted_20_Text">data/structure/ini_info/in_global_AFoR</text:p>
      <text:p text:style-name="Preformatted_20_Text">data/structure/ini_info/mb_FoR_acc</text:p>
      <text:p text:style-name="Preformatted_20_Text">data/structure/ini_info/mb_FoR_pos</text:p>
      <text:p text:style-name="Preformatted_20_Text">data/structure/ini_info/mb_FoR_vel</text:p>
      <text:p text:style-name="Preformatted_20_Text">data/structure/ini_info/mb_dict</text:p>
      <text:p text:style-name="Preformatted_20_Text">data/structure/ini_info/mb_dquatdt</text:p>
      <text:p text:style-name="Preformatted_20_Text">data/structure/ini_info/mb_quat</text:p>
      <text:p text:style-name="Preformatted_20_Text">data/structure/ini_info/num_elem</text:p>
      <text:p text:style-name="Preformatted_20_Text">data/structure/ini_info/num_node</text:p>
      <text:p text:style-name="Preformatted_20_Text">data/structure/ini_info/num_node_elem</text:p>
      <text:p text:style-name="P1">data/structure/ini_info/pos</text:p>
      <text:p text:style-name="Preformatted_20_Text">data/structure/ini_info/pos_ddot</text:p>
      <text:p text:style-name="Preformatted_20_Text">data/structure/ini_info/pos_dot</text:p>
      <text:p text:style-name="Preformatted_20_Text">data/structure/ini_info/postproc_cell/_read_as</text:p>
      <text:p text:style-name="Preformatted_20_Text">data/structure/ini_info/postproc_node/_read_as</text:p>
      <text:p text:style-name="Preformatted_20_Text">data/structure/ini_info/psi</text:p>
      <text:p text:style-name="Preformatted_20_Text">data/structure/ini_info/psi_ddot</text:p>
      <text:p text:style-name="Preformatted_20_Text">data/structure/ini_info/psi_dot</text:p>
      <text:p text:style-name="Preformatted_20_Text">data/structure/ini_info/psi_dot_local</text:p>
      <text:p text:style-name="Preformatted_20_Text">data/structure/ini_info/psi_local</text:p>
      <text:p text:style-name="Preformatted_20_Text">data/structure/ini_info/q</text:p>
      <text:p text:style-name="Preformatted_20_Text">data/structure/ini_info/quat</text:p>
      <text:p text:style-name="Preformatted_20_Text">data/structure/ini_info/runtime_steady_forces</text:p>
      <text:p text:style-name="Preformatted_20_Text">data/structure/ini_info/runtime_unsteady_forces</text:p>
      <text:p text:style-name="Preformatted_20_Text">data/structure/ini_info/steady_applied_forces</text:p>
      <text:p text:style-name="Preformatted_20_Text">data/structure/ini_info/total_forces</text:p>
      <text:p text:style-name="Preformatted_20_Text">data/structure/ini_info/total_gravity_forces</text:p>
      <text:p text:style-name="Preformatted_20_Text">data/structure/ini_info/unsteady_applied_forces</text:p>
      <text:p text:style-name="Preformatted_20_Text">data/structure/ini_mb_dict/_read_as</text:p>
      <text:p text:style-name="Preformatted_20_Text">data/structure/inv_stiffness_db</text:p>
      <text:p text:style-name="Preformatted_20_Text">data/structure/lumped_mass</text:p>
      <text:p text:style-name="Preformatted_20_Text">data/structure/lumped_mass_inertia</text:p>
      <text:p text:style-name="Preformatted_20_Text">data/structure/lumped_mass_mat</text:p>
      <text:p text:style-name="Preformatted_20_Text">data/structure/lumped_mass_mat_nodes</text:p>
      <text:p text:style-name="Preformatted_20_Text">data/structure/lumped_mass_nodes</text:p>
      <text:p text:style-name="Preformatted_20_Text">data/structure/lumped_mass_position</text:p>
      <text:p text:style-name="Preformatted_20_Text">data/structure/mass_db</text:p>
      <text:p text:style-name="Preformatted_20_Text">data/structure/master</text:p>
      <text:p text:style-name="Preformatted_20_Text">data/structure/n_lumped_mass</text:p>
      <text:p text:style-name="Preformatted_20_Text">data/structure/n_mass</text:p>
      <text:p text:style-name="Preformatted_20_Text">data/structure/n_stiff</text:p>
      <text:p text:style-name="Preformatted_20_Text">data/structure/node_master_elem</text:p>
      <text:p text:style-name="Preformatted_20_Text">data/structure/num_bodies</text:p>
      <text:p text:style-name="Preformatted_20_Text"><text:soft-page-break/>data/structure/num_dof</text:p>
      <text:p text:style-name="Preformatted_20_Text">data/structure/num_elem</text:p>
      <text:p text:style-name="Preformatted_20_Text">data/structure/num_node</text:p>
      <text:p text:style-name="Preformatted_20_Text">data/structure/num_node_elem</text:p>
      <text:p text:style-name="Preformatted_20_Text">data/structure/settings/_read_as</text:p>
      <text:p text:style-name="Preformatted_20_Text">data/structure/settings/for_pos</text:p>
      <text:p text:style-name="Preformatted_20_Text">data/structure/settings/orientation</text:p>
      <text:p text:style-name="Preformatted_20_Text">data/structure/settings/unsteady</text:p>
      <text:p text:style-name="Preformatted_20_Text">data/structure/steady_app_forces</text:p>
      <text:p text:style-name="Preformatted_20_Text">data/structure/stiffness_db</text:p>
      <text:p text:style-name="Preformatted_20_Text">data/structure/structural_twist</text:p>
      <text:p text:style-name="Preformatted_20_Text">data/structure/timestep_info/00000/_read_as</text:p>
      <text:p text:style-name="Preformatted_20_Text">data/structure/timestep_info/00000/dqddt</text:p>
      <text:p text:style-name="Preformatted_20_Text">data/structure/timestep_info/00000/dqdt</text:p>
      <text:p text:style-name="P1">data/structure/timestep_info/00000/for_acc</text:p>
      <text:p text:style-name="P1">data/structure/timestep_info/00000/for_pos</text:p>
      <text:p text:style-name="P1">data/structure/timestep_info/00000/for_vel</text:p>
      <text:p text:style-name="Preformatted_20_Text">data/structure/timestep_info/00000/forces_constraints_FoR</text:p>
      <text:p text:style-name="Preformatted_20_Text">data/structure/timestep_info/00000/forces_constraints_nodes</text:p>
      <text:p text:style-name="Preformatted_20_Text">data/structure/timestep_info/00000/gravity_forces</text:p>
      <text:p text:style-name="Preformatted_20_Text">data/structure/timestep_info/00000/in_global_AFoR</text:p>
      <text:p text:style-name="Preformatted_20_Text">data/structure/timestep_info/00000/mb_FoR_acc</text:p>
      <text:p text:style-name="Preformatted_20_Text">data/structure/timestep_info/00000/mb_FoR_pos</text:p>
      <text:p text:style-name="Preformatted_20_Text">data/structure/timestep_info/00000/mb_FoR_vel</text:p>
      <text:p text:style-name="Preformatted_20_Text">data/structure/timestep_info/00000/mb_dict</text:p>
      <text:p text:style-name="Preformatted_20_Text">data/structure/timestep_info/00000/mb_dquatdt</text:p>
      <text:p text:style-name="Preformatted_20_Text">data/structure/timestep_info/00000/mb_quat</text:p>
      <text:p text:style-name="Preformatted_20_Text">data/structure/timestep_info/00000/num_elem</text:p>
      <text:p text:style-name="Preformatted_20_Text">data/structure/timestep_info/00000/num_node</text:p>
      <text:p text:style-name="Preformatted_20_Text">data/structure/timestep_info/00000/num_node_elem</text:p>
      <text:p text:style-name="P1">data/structure/timestep_info/00000/pos</text:p>
      <text:p text:style-name="P1">data/structure/timestep_info/00000/pos_ddot</text:p>
      <text:p text:style-name="P1">data/structure/timestep_info/00000/pos_dot</text:p>
      <text:p text:style-name="Preformatted_20_Text">data/structure/timestep_info/00000/postproc_cell/_read_as</text:p>
      <text:p text:style-name="Preformatted_20_Text">data/structure/timestep_info/00000/postproc_node/_read_as</text:p>
      <text:p text:style-name="Preformatted_20_Text">data/structure/timestep_info/00000/postproc_node/aero_steady_forces</text:p>
      <text:p text:style-name="P1">data/structure/timestep_info/00000/psi</text:p>
      <text:p text:style-name="P1">data/structure/timestep_info/00000/psi_ddot</text:p>
      <text:p text:style-name="P1">data/structure/timestep_info/00000/psi_dot</text:p>
      <text:p text:style-name="Preformatted_20_Text">data/structure/timestep_info/00000/psi_dot_local</text:p>
      <text:p text:style-name="Preformatted_20_Text">data/structure/timestep_info/00000/psi_local</text:p>
      <text:p text:style-name="Preformatted_20_Text">data/structure/timestep_info/00000/q</text:p>
      <text:p text:style-name="Preformatted_20_Text">data/structure/timestep_info/00000/quat</text:p>
      <text:p text:style-name="Preformatted_20_Text">data/structure/timestep_info/00000/runtime_steady_forces</text:p>
      <text:p text:style-name="Preformatted_20_Text">data/structure/timestep_info/00000/runtime_unsteady_forces</text:p>
      <text:p text:style-name="Preformatted_20_Text">data/structure/timestep_info/00000/steady_applied_forces</text:p>
      <text:p text:style-name="Preformatted_20_Text">data/structure/timestep_info/00000/total_forces</text:p>
      <text:p text:style-name="Preformatted_20_Text">data/structure/timestep_info/00000/total_gravity_forces</text:p>
      <text:p text:style-name="Preformatted_20_Text">data/structure/timestep_info/00000/unsteady_applied_forces</text:p>
      <text:p text:style-name="Preformatted_20_Text">data/structure/timestep_info/00001/_read_as</text:p>
      <text:p text:style-name="Preformatted_20_Text">data/structure/timestep_info/00001/dqddt</text:p>
      <text:p text:style-name="Preformatted_20_Text">data/structure/timestep_info/00001/dqdt</text:p>
      <text:p text:style-name="Preformatted_20_Text">data/structure/timestep_info/00001/for_acc</text:p>
      <text:p text:style-name="Preformatted_20_Text">data/structure/timestep_info/00001/for_pos</text:p>
      <text:p text:style-name="Preformatted_20_Text">data/structure/timestep_info/00001/for_vel</text:p>
      <text:p text:style-name="Preformatted_20_Text">data/structure/timestep_info/00001/forces_constraints_FoR</text:p>
      <text:p text:style-name="Preformatted_20_Text">data/structure/timestep_info/00001/forces_constraints_nodes</text:p>
      <text:p text:style-name="Preformatted_20_Text">data/structure/timestep_info/00001/gravity_forces</text:p>
      <text:p text:style-name="Preformatted_20_Text">data/structure/timestep_info/00001/in_global_AFoR</text:p>
      <text:p text:style-name="Preformatted_20_Text">data/structure/timestep_info/00001/mb_FoR_acc</text:p>
      <text:p text:style-name="Preformatted_20_Text">data/structure/timestep_info/00001/mb_FoR_pos</text:p>
      <text:p text:style-name="Preformatted_20_Text">data/structure/timestep_info/00001/mb_FoR_vel</text:p>
      <text:p text:style-name="Preformatted_20_Text">data/structure/timestep_info/00001/mb_dict</text:p>
      <text:p text:style-name="Preformatted_20_Text">data/structure/timestep_info/00001/mb_dquatdt</text:p>
      <text:p text:style-name="Preformatted_20_Text"><text:soft-page-break/>data/structure/timestep_info/00001/mb_quat</text:p>
      <text:p text:style-name="Preformatted_20_Text">data/structure/timestep_info/00001/num_elem</text:p>
      <text:p text:style-name="Preformatted_20_Text">data/structure/timestep_info/00001/num_node</text:p>
      <text:p text:style-name="Preformatted_20_Text">data/structure/timestep_info/00001/num_node_elem</text:p>
      <text:p text:style-name="P1">data/structure/timestep_info/00001/pos</text:p>
      <text:p text:style-name="Preformatted_20_Text">data/structure/timestep_info/00001/pos_ddot</text:p>
      <text:p text:style-name="Preformatted_20_Text">data/structure/timestep_info/00001/pos_dot</text:p>
      <text:p text:style-name="Preformatted_20_Text">data/structure/timestep_info/00001/postproc_cell/_read_as</text:p>
      <text:p text:style-name="Preformatted_20_Text">data/structure/timestep_info/00001/postproc_cell/coords_a</text:p>
      <text:p text:style-name="Preformatted_20_Text">data/structure/timestep_info/00001/postproc_cell/loads</text:p>
      <text:p text:style-name="Preformatted_20_Text">data/structure/timestep_info/00001/postproc_cell/strain</text:p>
      <text:p text:style-name="Preformatted_20_Text">data/structure/timestep_info/00001/postproc_node/_read_as</text:p>
      <text:p text:style-name="Preformatted_20_Text">data/structure/timestep_info/00001/postproc_node/aero_steady_forces</text:p>
      <text:p text:style-name="Preformatted_20_Text">data/structure/timestep_info/00001/postproc_node/aero_unsteady_forces</text:p>
      <text:p text:style-name="Preformatted_20_Text">data/structure/timestep_info/00001/psi</text:p>
      <text:p text:style-name="Preformatted_20_Text">data/structure/timestep_info/00001/psi_ddot</text:p>
      <text:p text:style-name="Preformatted_20_Text">data/structure/timestep_info/00001/psi_dot</text:p>
      <text:p text:style-name="Preformatted_20_Text">data/structure/timestep_info/00001/psi_dot_local</text:p>
      <text:p text:style-name="Preformatted_20_Text">data/structure/timestep_info/00001/psi_local</text:p>
      <text:p text:style-name="Preformatted_20_Text">data/structure/timestep_info/00001/q</text:p>
      <text:p text:style-name="Preformatted_20_Text">data/structure/timestep_info/00001/quat</text:p>
      <text:p text:style-name="Preformatted_20_Text">data/structure/timestep_info/00001/runtime_steady_forces</text:p>
      <text:p text:style-name="Preformatted_20_Text">data/structure/timestep_info/00001/runtime_unsteady_forces</text:p>
      <text:p text:style-name="Preformatted_20_Text">data/structure/timestep_info/00001/steady_applied_forces</text:p>
      <text:p text:style-name="Preformatted_20_Text">data/structure/timestep_info/00001/total_forces</text:p>
      <text:p text:style-name="Preformatted_20_Text">data/structure/timestep_info/00001/total_gravity_forces</text:p>
      <text:p text:style-name="Preformatted_20_Text">data/structure/timestep_info/00001/unsteady_applied_forces</text:p>
      <text:p text:style-name="Preformatted_20_Text">data/structure/timestep_info/00002/_read_as</text:p>
      <text:p text:style-name="Preformatted_20_Text">data/structure/timestep_info/00002/dqddt</text:p>
      <text:p text:style-name="Preformatted_20_Text">data/structure/timestep_info/00002/dqdt</text:p>
      <text:p text:style-name="Preformatted_20_Text">data/structure/timestep_info/00002/for_acc</text:p>
      <text:p text:style-name="Preformatted_20_Text">data/structure/timestep_info/00002/for_pos</text:p>
      <text:p text:style-name="Preformatted_20_Text">data/structure/timestep_info/00002/for_vel</text:p>
      <text:p text:style-name="Preformatted_20_Text">data/structure/timestep_info/00002/forces_constraints_FoR</text:p>
      <text:p text:style-name="Preformatted_20_Text">data/structure/timestep_info/00002/forces_constraints_nodes</text:p>
      <text:p text:style-name="Preformatted_20_Text">data/structure/timestep_info/00002/gravity_forces</text:p>
      <text:p text:style-name="Preformatted_20_Text">data/structure/timestep_info/00002/in_global_AFoR</text:p>
      <text:p text:style-name="Preformatted_20_Text">data/structure/timestep_info/00002/mb_FoR_acc</text:p>
      <text:p text:style-name="Preformatted_20_Text">data/structure/timestep_info/00002/mb_FoR_pos</text:p>
      <text:p text:style-name="Preformatted_20_Text">data/structure/timestep_info/00002/mb_FoR_vel</text:p>
      <text:p text:style-name="Preformatted_20_Text">data/structure/timestep_info/00002/mb_dict</text:p>
      <text:p text:style-name="Preformatted_20_Text">data/structure/timestep_info/00002/mb_dquatdt</text:p>
      <text:p text:style-name="Preformatted_20_Text">data/structure/timestep_info/00002/mb_quat</text:p>
      <text:p text:style-name="Preformatted_20_Text">data/structure/timestep_info/00002/num_elem</text:p>
      <text:p text:style-name="Preformatted_20_Text">data/structure/timestep_info/00002/num_node</text:p>
      <text:p text:style-name="Preformatted_20_Text">data/structure/timestep_info/00002/num_node_elem</text:p>
      <text:p text:style-name="Preformatted_20_Text">data/structure/timestep_info/00002/pos</text:p>
      <text:p text:style-name="Preformatted_20_Text">data/structure/timestep_info/00002/pos_ddot</text:p>
      <text:p text:style-name="Preformatted_20_Text">data/structure/timestep_info/00002/pos_dot</text:p>
      <text:p text:style-name="Preformatted_20_Text">data/structure/timestep_info/00002/postproc_cell/_read_as</text:p>
      <text:p text:style-name="Preformatted_20_Text">data/structure/timestep_info/00002/postproc_cell/coords_a</text:p>
      <text:p text:style-name="Preformatted_20_Text">data/structure/timestep_info/00002/postproc_cell/loads</text:p>
      <text:p text:style-name="Preformatted_20_Text">data/structure/timestep_info/00002/postproc_cell/strain</text:p>
      <text:p text:style-name="Preformatted_20_Text">data/structure/timestep_info/00002/postproc_node/_read_as</text:p>
      <text:p text:style-name="Preformatted_20_Text">data/structure/timestep_info/00002/postproc_node/aero_steady_forces</text:p>
      <text:p text:style-name="Preformatted_20_Text">data/structure/timestep_info/00002/postproc_node/aero_unsteady_forces</text:p>
      <text:p text:style-name="Preformatted_20_Text">data/structure/timestep_info/00002/psi</text:p>
      <text:p text:style-name="Preformatted_20_Text">data/structure/timestep_info/00002/psi_ddot</text:p>
      <text:p text:style-name="Preformatted_20_Text">data/structure/timestep_info/00002/psi_dot</text:p>
      <text:p text:style-name="Preformatted_20_Text">data/structure/timestep_info/00002/psi_dot_local</text:p>
      <text:p text:style-name="Preformatted_20_Text">data/structure/timestep_info/00002/psi_local</text:p>
      <text:p text:style-name="Preformatted_20_Text">data/structure/timestep_info/00002/q</text:p>
      <text:p text:style-name="Preformatted_20_Text">data/structure/timestep_info/00002/quat</text:p>
      <text:p text:style-name="Preformatted_20_Text">data/structure/timestep_info/00002/runtime_steady_forces</text:p>
      <text:p text:style-name="Preformatted_20_Text"><text:soft-page-break/>data/structure/timestep_info/00002/runtime_unsteady_forces</text:p>
      <text:p text:style-name="Preformatted_20_Text">data/structure/timestep_info/00002/steady_applied_forces</text:p>
      <text:p text:style-name="Preformatted_20_Text">data/structure/timestep_info/00002/total_forces</text:p>
      <text:p text:style-name="Preformatted_20_Text">data/structure/timestep_info/00002/total_gravity_forces</text:p>
      <text:p text:style-name="Preformatted_20_Text">data/structure/timestep_info/00002/unsteady_applied_forces</text:p>
      <text:p text:style-name="Preformatted_20_Text">data/structure/timestep_info/00003/_read_as</text:p>
      <text:p text:style-name="Preformatted_20_Text">data/structure/timestep_info/00003/dqddt</text:p>
      <text:p text:style-name="Preformatted_20_Text">data/structure/timestep_info/00003/dqdt</text:p>
      <text:p text:style-name="Preformatted_20_Text">data/structure/timestep_info/00003/for_acc</text:p>
      <text:p text:style-name="Preformatted_20_Text">data/structure/timestep_info/00003/for_pos</text:p>
      <text:p text:style-name="Preformatted_20_Text">data/structure/timestep_info/00003/for_vel</text:p>
      <text:p text:style-name="Preformatted_20_Text">data/structure/timestep_info/00003/forces_constraints_FoR</text:p>
      <text:p text:style-name="Preformatted_20_Text">data/structure/timestep_info/00003/forces_constraints_nodes</text:p>
      <text:p text:style-name="Preformatted_20_Text">data/structure/timestep_info/00003/gravity_forces</text:p>
      <text:p text:style-name="Preformatted_20_Text">data/structure/timestep_info/00003/in_global_AFoR</text:p>
      <text:p text:style-name="Preformatted_20_Text">data/structure/timestep_info/00003/mb_FoR_acc</text:p>
      <text:p text:style-name="P2"/>
      <text:p text:style-name="P2">…</text:p>
      <text:p text:style-name="P2"/>
      <text:p text:style-name="P2">data/structure/timestep_info/00246/gravity_forces</text:p>
      <text:p text:style-name="Preformatted_20_Text">data/structure/timestep_info/00246/in_global_AFoR</text:p>
      <text:p text:style-name="Preformatted_20_Text">data/structure/timestep_info/00246/mb_FoR_acc</text:p>
      <text:p text:style-name="Preformatted_20_Text">data/structure/timestep_info/00246/mb_FoR_pos</text:p>
      <text:p text:style-name="Preformatted_20_Text">data/structure/timestep_info/00246/mb_FoR_vel</text:p>
      <text:p text:style-name="Preformatted_20_Text">data/structure/timestep_info/00246/mb_dict</text:p>
      <text:p text:style-name="Preformatted_20_Text">data/structure/timestep_info/00246/mb_dquatdt</text:p>
      <text:p text:style-name="Preformatted_20_Text">data/structure/timestep_info/00246/mb_quat</text:p>
      <text:p text:style-name="Preformatted_20_Text">data/structure/timestep_info/00246/num_elem</text:p>
      <text:p text:style-name="Preformatted_20_Text">data/structure/timestep_info/00246/num_node</text:p>
      <text:p text:style-name="Preformatted_20_Text">data/structure/timestep_info/00246/num_node_elem</text:p>
      <text:p text:style-name="Preformatted_20_Text">data/structure/timestep_info/00246/pos</text:p>
      <text:p text:style-name="Preformatted_20_Text">data/structure/timestep_info/00246/pos_ddot</text:p>
      <text:p text:style-name="Preformatted_20_Text">data/structure/timestep_info/00246/pos_dot</text:p>
      <text:p text:style-name="Preformatted_20_Text">data/structure/timestep_info/00246/postproc_cell/_read_as</text:p>
      <text:p text:style-name="Preformatted_20_Text">data/structure/timestep_info/00246/postproc_cell/coords_a</text:p>
      <text:p text:style-name="Preformatted_20_Text">data/structure/timestep_info/00246/postproc_cell/loads</text:p>
      <text:p text:style-name="Preformatted_20_Text">data/structure/timestep_info/00246/postproc_cell/strain</text:p>
      <text:p text:style-name="Preformatted_20_Text">data/structure/timestep_info/00246/postproc_node/_read_as</text:p>
      <text:p text:style-name="Preformatted_20_Text">data/structure/timestep_info/00246/postproc_node/aero_steady_forces</text:p>
      <text:p text:style-name="Preformatted_20_Text">data/structure/timestep_info/00246/postproc_node/aero_unsteady_forces</text:p>
      <text:p text:style-name="Preformatted_20_Text">data/structure/timestep_info/00246/psi</text:p>
      <text:p text:style-name="Preformatted_20_Text">data/structure/timestep_info/00246/psi_ddot</text:p>
      <text:p text:style-name="Preformatted_20_Text">data/structure/timestep_info/00246/psi_dot</text:p>
      <text:p text:style-name="Preformatted_20_Text">data/structure/timestep_info/00246/psi_dot_local</text:p>
      <text:p text:style-name="Preformatted_20_Text">data/structure/timestep_info/00246/psi_local</text:p>
      <text:p text:style-name="Preformatted_20_Text">data/structure/timestep_info/00246/q</text:p>
      <text:p text:style-name="Preformatted_20_Text">data/structure/timestep_info/00246/quat</text:p>
      <text:p text:style-name="Preformatted_20_Text">data/structure/timestep_info/00246/runtime_steady_forces</text:p>
      <text:p text:style-name="Preformatted_20_Text">data/structure/timestep_info/00246/runtime_unsteady_forces</text:p>
      <text:p text:style-name="Preformatted_20_Text">data/structure/timestep_info/00246/steady_applied_forces</text:p>
      <text:p text:style-name="Preformatted_20_Text">data/structure/timestep_info/00246/total_forces</text:p>
      <text:p text:style-name="Preformatted_20_Text">data/structure/timestep_info/00246/total_gravity_forces</text:p>
      <text:p text:style-name="Preformatted_20_Text">data/structure/timestep_info/00246/unsteady_applied_forces</text:p>
      <text:p text:style-name="Preformatted_20_Text">data/structure/timestep_info/00247/_read_as</text:p>
      <text:p text:style-name="Preformatted_20_Text">data/structure/timestep_info/00247/dqddt</text:p>
      <text:p text:style-name="Preformatted_20_Text">data/structure/timestep_info/00247/dqdt</text:p>
      <text:p text:style-name="Preformatted_20_Text">data/structure/timestep_info/00247/for_acc</text:p>
      <text:p text:style-name="Preformatted_20_Text">data/structure/timestep_info/00247/for_pos</text:p>
      <text:p text:style-name="Preformatted_20_Text">data/structure/timestep_info/00247/for_vel</text:p>
      <text:p text:style-name="Preformatted_20_Text">data/structure/timestep_info/00247/forces_constraints_FoR</text:p>
      <text:p text:style-name="Preformatted_20_Text">data/structure/timestep_info/00247/forces_constraints_nodes</text:p>
      <text:p text:style-name="Preformatted_20_Text">data/structure/timestep_info/00247/gravity_forces</text:p>
      <text:p text:style-name="Preformatted_20_Text">data/structure/timestep_info/00247/in_global_AFoR</text:p>
      <text:p text:style-name="Preformatted_20_Text">data/structure/timestep_info/00247/mb_FoR_acc</text:p>
      <text:p text:style-name="Preformatted_20_Text"><text:soft-page-break/>data/structure/timestep_info/00247/mb_FoR_pos</text:p>
      <text:p text:style-name="Preformatted_20_Text">data/structure/timestep_info/00247/mb_FoR_vel</text:p>
      <text:p text:style-name="Preformatted_20_Text">data/structure/timestep_info/00247/mb_dict</text:p>
      <text:p text:style-name="Preformatted_20_Text">data/structure/timestep_info/00247/mb_dquatdt</text:p>
      <text:p text:style-name="Preformatted_20_Text">data/structure/timestep_info/00247/mb_quat</text:p>
      <text:p text:style-name="Preformatted_20_Text">data/structure/timestep_info/00247/num_elem</text:p>
      <text:p text:style-name="Preformatted_20_Text">data/structure/timestep_info/00247/num_node</text:p>
      <text:p text:style-name="Preformatted_20_Text">data/structure/timestep_info/00247/num_node_elem</text:p>
      <text:p text:style-name="Preformatted_20_Text">data/structure/timestep_info/00247/pos</text:p>
      <text:p text:style-name="Preformatted_20_Text">data/structure/timestep_info/00247/pos_ddot</text:p>
      <text:p text:style-name="Preformatted_20_Text">data/structure/timestep_info/00247/pos_dot</text:p>
      <text:p text:style-name="Preformatted_20_Text">data/structure/timestep_info/00247/postproc_cell/_read_as</text:p>
      <text:p text:style-name="Preformatted_20_Text">data/structure/timestep_info/00247/postproc_cell/coords_a</text:p>
      <text:p text:style-name="Preformatted_20_Text">data/structure/timestep_info/00247/postproc_cell/loads</text:p>
      <text:p text:style-name="Preformatted_20_Text">data/structure/timestep_info/00247/postproc_cell/strain</text:p>
      <text:p text:style-name="Preformatted_20_Text">data/structure/timestep_info/00247/postproc_node/_read_as</text:p>
      <text:p text:style-name="Preformatted_20_Text">data/structure/timestep_info/00247/postproc_node/aero_steady_forces</text:p>
      <text:p text:style-name="Preformatted_20_Text">data/structure/timestep_info/00247/postproc_node/aero_unsteady_forces</text:p>
      <text:p text:style-name="Preformatted_20_Text">data/structure/timestep_info/00247/psi</text:p>
      <text:p text:style-name="Preformatted_20_Text">data/structure/timestep_info/00247/psi_ddot</text:p>
      <text:p text:style-name="Preformatted_20_Text">data/structure/timestep_info/00247/psi_dot</text:p>
      <text:p text:style-name="Preformatted_20_Text">data/structure/timestep_info/00247/psi_dot_local</text:p>
      <text:p text:style-name="Preformatted_20_Text">data/structure/timestep_info/00247/psi_local</text:p>
      <text:p text:style-name="Preformatted_20_Text">data/structure/timestep_info/00247/q</text:p>
      <text:p text:style-name="Preformatted_20_Text">data/structure/timestep_info/00247/quat</text:p>
      <text:p text:style-name="Preformatted_20_Text">data/structure/timestep_info/00247/runtime_steady_forces</text:p>
      <text:p text:style-name="Preformatted_20_Text">data/structure/timestep_info/00247/runtime_unsteady_forces</text:p>
      <text:p text:style-name="Preformatted_20_Text">data/structure/timestep_info/00247/steady_applied_forces</text:p>
      <text:p text:style-name="Preformatted_20_Text">data/structure/timestep_info/00247/total_forces</text:p>
      <text:p text:style-name="Preformatted_20_Text">data/structure/timestep_info/00247/total_gravity_forces</text:p>
      <text:p text:style-name="Preformatted_20_Text">data/structure/timestep_info/00247/unsteady_applied_forces</text:p>
      <text:p text:style-name="Preformatted_20_Text">data/structure/timestep_info/00248/_read_as</text:p>
      <text:p text:style-name="Preformatted_20_Text">data/structure/timestep_info/00248/dqddt</text:p>
      <text:p text:style-name="Preformatted_20_Text">data/structure/timestep_info/00248/dqdt</text:p>
      <text:p text:style-name="Preformatted_20_Text">data/structure/timestep_info/00248/for_acc</text:p>
      <text:p text:style-name="Preformatted_20_Text">data/structure/timestep_info/00248/for_pos</text:p>
      <text:p text:style-name="Preformatted_20_Text">data/structure/timestep_info/00248/for_vel</text:p>
      <text:p text:style-name="Preformatted_20_Text">data/structure/timestep_info/00248/forces_constraints_FoR</text:p>
      <text:p text:style-name="Preformatted_20_Text">data/structure/timestep_info/00248/forces_constraints_nodes</text:p>
      <text:p text:style-name="Preformatted_20_Text">data/structure/timestep_info/00248/gravity_forces</text:p>
      <text:p text:style-name="Preformatted_20_Text">data/structure/timestep_info/00248/in_global_AFoR</text:p>
      <text:p text:style-name="Preformatted_20_Text">data/structure/timestep_info/00248/mb_FoR_acc</text:p>
      <text:p text:style-name="Preformatted_20_Text">data/structure/timestep_info/00248/mb_FoR_pos</text:p>
      <text:p text:style-name="Preformatted_20_Text">data/structure/timestep_info/00248/mb_FoR_vel</text:p>
      <text:p text:style-name="Preformatted_20_Text">data/structure/timestep_info/00248/mb_dict</text:p>
      <text:p text:style-name="Preformatted_20_Text">data/structure/timestep_info/00248/mb_dquatdt</text:p>
      <text:p text:style-name="Preformatted_20_Text">data/structure/timestep_info/00248/mb_quat</text:p>
      <text:p text:style-name="Preformatted_20_Text">data/structure/timestep_info/00248/num_elem</text:p>
      <text:p text:style-name="Preformatted_20_Text">data/structure/timestep_info/00248/num_node</text:p>
      <text:p text:style-name="Preformatted_20_Text">data/structure/timestep_info/00248/num_node_elem</text:p>
      <text:p text:style-name="Preformatted_20_Text">data/structure/timestep_info/00248/pos</text:p>
      <text:p text:style-name="Preformatted_20_Text">data/structure/timestep_info/00248/pos_ddot</text:p>
      <text:p text:style-name="Preformatted_20_Text">data/structure/timestep_info/00248/pos_dot</text:p>
      <text:p text:style-name="Preformatted_20_Text">data/structure/timestep_info/00248/postproc_cell/_read_as</text:p>
      <text:p text:style-name="Preformatted_20_Text">data/structure/timestep_info/00248/postproc_cell/coords_a</text:p>
      <text:p text:style-name="Preformatted_20_Text">data/structure/timestep_info/00248/postproc_cell/loads</text:p>
      <text:p text:style-name="Preformatted_20_Text">data/structure/timestep_info/00248/postproc_cell/strain</text:p>
      <text:p text:style-name="Preformatted_20_Text">data/structure/timestep_info/00248/postproc_node/_read_as</text:p>
      <text:p text:style-name="Preformatted_20_Text">data/structure/timestep_info/00248/postproc_node/aero_steady_forces</text:p>
      <text:p text:style-name="Preformatted_20_Text">data/structure/timestep_info/00248/postproc_node/aero_unsteady_forces</text:p>
      <text:p text:style-name="Preformatted_20_Text">data/structure/timestep_info/00248/psi</text:p>
      <text:p text:style-name="Preformatted_20_Text">data/structure/timestep_info/00248/psi_ddot</text:p>
      <text:p text:style-name="Preformatted_20_Text">data/structure/timestep_info/00248/psi_dot</text:p>
      <text:p text:style-name="Preformatted_20_Text">data/structure/timestep_info/00248/psi_dot_local</text:p>
      <text:p text:style-name="Preformatted_20_Text"><text:soft-page-break/>data/structure/timestep_info/00248/psi_local</text:p>
      <text:p text:style-name="Preformatted_20_Text">data/structure/timestep_info/00248/q</text:p>
      <text:p text:style-name="Preformatted_20_Text">data/structure/timestep_info/00248/quat</text:p>
      <text:p text:style-name="Preformatted_20_Text">data/structure/timestep_info/00248/runtime_steady_forces</text:p>
      <text:p text:style-name="Preformatted_20_Text">data/structure/timestep_info/00248/runtime_unsteady_forces</text:p>
      <text:p text:style-name="Preformatted_20_Text">data/structure/timestep_info/00248/steady_applied_forces</text:p>
      <text:p text:style-name="Preformatted_20_Text">data/structure/timestep_info/00248/total_forces</text:p>
      <text:p text:style-name="Preformatted_20_Text">data/structure/timestep_info/00248/total_gravity_forces</text:p>
      <text:p text:style-name="Preformatted_20_Text">data/structure/timestep_info/00248/unsteady_applied_forces</text:p>
      <text:p text:style-name="Preformatted_20_Text">data/structure/timestep_info/00249/_read_as</text:p>
      <text:p text:style-name="Preformatted_20_Text">data/structure/timestep_info/00249/dqddt</text:p>
      <text:p text:style-name="Preformatted_20_Text">data/structure/timestep_info/00249/dqdt</text:p>
      <text:p text:style-name="Preformatted_20_Text">data/structure/timestep_info/00249/for_acc</text:p>
      <text:p text:style-name="Preformatted_20_Text">data/structure/timestep_info/00249/for_pos</text:p>
      <text:p text:style-name="Preformatted_20_Text">data/structure/timestep_info/00249/for_vel</text:p>
      <text:p text:style-name="Preformatted_20_Text">data/structure/timestep_info/00249/forces_constraints_FoR</text:p>
      <text:p text:style-name="Preformatted_20_Text">data/structure/timestep_info/00249/forces_constraints_nodes</text:p>
      <text:p text:style-name="Preformatted_20_Text">data/structure/timestep_info/00249/gravity_forces</text:p>
      <text:p text:style-name="Preformatted_20_Text">data/structure/timestep_info/00249/in_global_AFoR</text:p>
      <text:p text:style-name="Preformatted_20_Text">data/structure/timestep_info/00249/mb_FoR_acc</text:p>
      <text:p text:style-name="Preformatted_20_Text">data/structure/timestep_info/00249/mb_FoR_pos</text:p>
      <text:p text:style-name="Preformatted_20_Text">data/structure/timestep_info/00249/mb_FoR_vel</text:p>
      <text:p text:style-name="Preformatted_20_Text">data/structure/timestep_info/00249/mb_dict</text:p>
      <text:p text:style-name="Preformatted_20_Text">data/structure/timestep_info/00249/mb_dquatdt</text:p>
      <text:p text:style-name="Preformatted_20_Text">data/structure/timestep_info/00249/mb_quat</text:p>
      <text:p text:style-name="Preformatted_20_Text">data/structure/timestep_info/00249/num_elem</text:p>
      <text:p text:style-name="Preformatted_20_Text">data/structure/timestep_info/00249/num_node</text:p>
      <text:p text:style-name="Preformatted_20_Text">data/structure/timestep_info/00249/num_node_elem</text:p>
      <text:p text:style-name="Preformatted_20_Text">data/structure/timestep_info/00249/pos</text:p>
      <text:p text:style-name="Preformatted_20_Text">data/structure/timestep_info/00249/pos_ddot</text:p>
      <text:p text:style-name="Preformatted_20_Text">data/structure/timestep_info/00249/pos_dot</text:p>
      <text:p text:style-name="Preformatted_20_Text">data/structure/timestep_info/00249/postproc_cell/_read_as</text:p>
      <text:p text:style-name="Preformatted_20_Text">data/structure/timestep_info/00249/postproc_cell/coords_a</text:p>
      <text:p text:style-name="Preformatted_20_Text">data/structure/timestep_info/00249/postproc_cell/loads</text:p>
      <text:p text:style-name="Preformatted_20_Text">data/structure/timestep_info/00249/postproc_cell/strain</text:p>
      <text:p text:style-name="Preformatted_20_Text">data/structure/timestep_info/00249/postproc_node/_read_as</text:p>
      <text:p text:style-name="Preformatted_20_Text">data/structure/timestep_info/00249/postproc_node/aero_steady_forces</text:p>
      <text:p text:style-name="Preformatted_20_Text">data/structure/timestep_info/00249/postproc_node/aero_unsteady_forces</text:p>
      <text:p text:style-name="Preformatted_20_Text">data/structure/timestep_info/00249/psi</text:p>
      <text:p text:style-name="Preformatted_20_Text">data/structure/timestep_info/00249/psi_ddot</text:p>
      <text:p text:style-name="Preformatted_20_Text">data/structure/timestep_info/00249/psi_dot</text:p>
      <text:p text:style-name="Preformatted_20_Text">data/structure/timestep_info/00249/psi_dot_local</text:p>
      <text:p text:style-name="Preformatted_20_Text">data/structure/timestep_info/00249/psi_local</text:p>
      <text:p text:style-name="Preformatted_20_Text">data/structure/timestep_info/00249/q</text:p>
      <text:p text:style-name="Preformatted_20_Text">data/structure/timestep_info/00249/quat</text:p>
      <text:p text:style-name="Preformatted_20_Text">data/structure/timestep_info/00249/runtime_steady_forces</text:p>
      <text:p text:style-name="Preformatted_20_Text">data/structure/timestep_info/00249/runtime_unsteady_forces</text:p>
      <text:p text:style-name="Preformatted_20_Text">data/structure/timestep_info/00249/steady_applied_forces</text:p>
      <text:p text:style-name="Preformatted_20_Text">data/structure/timestep_info/00249/total_forces</text:p>
      <text:p text:style-name="Preformatted_20_Text">data/structure/timestep_info/00249/total_gravity_forces</text:p>
      <text:p text:style-name="Preformatted_20_Text">data/structure/timestep_info/00249/unsteady_applied_forces</text:p>
      <text:p text:style-name="Preformatted_20_Text">data/structure/timestep_info/00250/_read_as</text:p>
      <text:p text:style-name="Preformatted_20_Text">data/structure/timestep_info/00250/dqddt</text:p>
      <text:p text:style-name="Preformatted_20_Text">data/structure/timestep_info/00250/dqdt</text:p>
      <text:p text:style-name="Preformatted_20_Text">data/structure/timestep_info/00250/for_acc</text:p>
      <text:p text:style-name="Preformatted_20_Text">data/structure/timestep_info/00250/for_pos</text:p>
      <text:p text:style-name="Preformatted_20_Text">data/structure/timestep_info/00250/for_vel</text:p>
      <text:p text:style-name="Preformatted_20_Text">data/structure/timestep_info/00250/forces_constraints_FoR</text:p>
      <text:p text:style-name="Preformatted_20_Text">data/structure/timestep_info/00250/forces_constraints_nodes</text:p>
      <text:p text:style-name="Preformatted_20_Text">data/structure/timestep_info/00250/gravity_forces</text:p>
      <text:p text:style-name="Preformatted_20_Text">data/structure/timestep_info/00250/in_global_AFoR</text:p>
      <text:p text:style-name="Preformatted_20_Text">data/structure/timestep_info/00250/mb_FoR_acc</text:p>
      <text:p text:style-name="Preformatted_20_Text">data/structure/timestep_info/00250/mb_FoR_pos</text:p>
      <text:p text:style-name="Preformatted_20_Text">data/structure/timestep_info/00250/mb_FoR_vel</text:p>
      <text:p text:style-name="Preformatted_20_Text"><text:soft-page-break/>data/structure/timestep_info/00250/mb_dict</text:p>
      <text:p text:style-name="Preformatted_20_Text">data/structure/timestep_info/00250/mb_dquatdt</text:p>
      <text:p text:style-name="Preformatted_20_Text">data/structure/timestep_info/00250/mb_quat</text:p>
      <text:p text:style-name="Preformatted_20_Text">data/structure/timestep_info/00250/num_elem</text:p>
      <text:p text:style-name="Preformatted_20_Text">data/structure/timestep_info/00250/num_node</text:p>
      <text:p text:style-name="Preformatted_20_Text">data/structure/timestep_info/00250/num_node_elem</text:p>
      <text:p text:style-name="Preformatted_20_Text">data/structure/timestep_info/00250/pos</text:p>
      <text:p text:style-name="Preformatted_20_Text">data/structure/timestep_info/00250/pos_ddot</text:p>
      <text:p text:style-name="Preformatted_20_Text">data/structure/timestep_info/00250/pos_dot</text:p>
      <text:p text:style-name="Preformatted_20_Text">data/structure/timestep_info/00250/postproc_cell/_read_as</text:p>
      <text:p text:style-name="Preformatted_20_Text">data/structure/timestep_info/00250/postproc_cell/coords_a</text:p>
      <text:p text:style-name="Preformatted_20_Text">data/structure/timestep_info/00250/postproc_cell/loads</text:p>
      <text:p text:style-name="Preformatted_20_Text">data/structure/timestep_info/00250/postproc_cell/strain</text:p>
      <text:p text:style-name="Preformatted_20_Text">data/structure/timestep_info/00250/postproc_node/_read_as</text:p>
      <text:p text:style-name="Preformatted_20_Text">data/structure/timestep_info/00250/postproc_node/aero_steady_forces</text:p>
      <text:p text:style-name="Preformatted_20_Text">data/structure/timestep_info/00250/postproc_node/aero_unsteady_forces</text:p>
      <text:p text:style-name="Preformatted_20_Text">data/structure/timestep_info/00250/psi</text:p>
      <text:p text:style-name="Preformatted_20_Text">data/structure/timestep_info/00250/psi_ddot</text:p>
      <text:p text:style-name="Preformatted_20_Text">data/structure/timestep_info/00250/psi_dot</text:p>
      <text:p text:style-name="Preformatted_20_Text">data/structure/timestep_info/00250/psi_dot_local</text:p>
      <text:p text:style-name="Preformatted_20_Text">data/structure/timestep_info/00250/psi_local</text:p>
      <text:p text:style-name="Preformatted_20_Text">data/structure/timestep_info/00250/q</text:p>
      <text:p text:style-name="Preformatted_20_Text">data/structure/timestep_info/00250/quat</text:p>
      <text:p text:style-name="Preformatted_20_Text">data/structure/timestep_info/00250/runtime_steady_forces</text:p>
      <text:p text:style-name="Preformatted_20_Text">data/structure/timestep_info/00250/runtime_unsteady_forces</text:p>
      <text:p text:style-name="Preformatted_20_Text">data/structure/timestep_info/00250/steady_applied_forces</text:p>
      <text:p text:style-name="Preformatted_20_Text">data/structure/timestep_info/00250/total_forces</text:p>
      <text:p text:style-name="Preformatted_20_Text">data/structure/timestep_info/00250/total_gravity_forces</text:p>
      <text:p text:style-name="Preformatted_20_Text">data/structure/timestep_info/00250/unsteady_applied_forces</text:p>
      <text:p text:style-name="Preformatted_20_Text">data/structure/timestep_info/_read_as</text:p>
      <text:p text:style-name="Preformatted_20_Text">data/structure/vdof</text:p>
      <text:p text:style-name="Preformatted_20_Text">data/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15:18:21.751181584</dc:date>
    <meta:editing-duration>PT13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0" meta:paragraph-count="1242" meta:word-count="1242" meta:character-count="50578" meta:non-whitespace-character-count="50576"/>
  </office:meta>
</office:document-meta>
</file>